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728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1.0008in"/>
    </style:style>
    <style:style style:name="co5" style:family="table-column">
      <style:table-column-properties fo:break-before="auto" style:column-width="1.5811in"/>
    </style:style>
    <style:style style:name="co6" style:family="table-column">
      <style:table-column-properties fo:break-before="auto" style:column-width="1.3453in"/>
    </style:style>
    <style:style style:name="co7" style:family="table-column">
      <style:table-column-properties fo:break-before="auto" style:column-width="1.6138in"/>
    </style:style>
    <style:style style:name="co8" style:family="table-column">
      <style:table-column-properties fo:break-before="auto" style:column-width="1.2161in"/>
    </style:style>
    <style:style style:name="co9" style:family="table-column">
      <style:table-column-properties fo:break-before="auto" style:column-width="1.261in"/>
    </style:style>
    <style:style style:name="co10" style:family="table-column">
      <style:table-column-properties fo:break-before="auto" style:column-width="1.129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18"/>
    <style:style style:name="ce3" style:family="table-cell" style:parent-style-name="Default" style:data-style-name="N120"/>
    <style:style style:name="ce4" style:family="table-cell" style:parent-style-name="Default" style:data-style-name="N121"/>
    <style:style style:name="ce5" style:family="table-cell" style:parent-style-name="Default" style:data-style-name="N117"/>
    <style:style style:name="ta_extref" style:family="table">
      <style:table-properties table:display="false"/>
    </style:style>
  </office:automatic-styles>
  <office:body>
    <office:spreadsheet>
      <table:table table:name="273" table:style-name="ta1" table:print="false"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ce3"/>
        <table:table-column table:style-name="co1" table:default-cell-style-name="ce4"/>
        <table:table-column table:style-name="co2" table:default-cell-style-name="ce5"/>
        <table:table-column table:style-name="co3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number-columns-repeated="2"/>
          <table:table-cell office:value-type="string">
            <text:p>nrT</text:p>
          </table:table-cell>
          <table:table-cell office:value-type="string">
            <text:p>ann</text:p>
          </table:table-cell>
          <table:table-cell office:value-type="string">
            <text:p>nb</text:p>
          </table:table-cell>
          <table:table-cell office:value-type="string">
            <text:p>V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 table:number-columns-repeated="2"/>
          <table:table-cell table:formula="of:=[.B7]*[.B5]*[.B6]" office:value-type="float" office:value="124624.5">
            <text:p>1.25E+005</text:p>
          </table:table-cell>
          <table:table-cell table:formula="of:=[.B3]*[.B5]*[.B5]" office:value-type="float" office:value="1663.75">
            <text:p>1.66E+003</text:p>
          </table:table-cell>
          <table:table-cell table:formula="of:=[.B5]*[.B4]" office:value-type="float" office:value="0.001672">
            <text:p>0.0016720</text:p>
          </table:table-cell>
          <table:table-cell office:value-type="float" office:value="0.0016746">
            <text:p>0.00167460</text:p>
          </table:table-cell>
          <table:table-cell table:formula="of:=[.C3]/([.F2]-[.E3])-[.D3]/([.F2]*[.F2])" office:value-type="float" office:value="47339211548.5551">
            <text:p>47339211548.6</text:p>
          </table:table-cell>
          <table:table-cell table:formula="of:=[.G2]/5000000" office:value-type="float" office:value="9467.84230971101">
            <text:p>9467.84</text:p>
          </table:table-cell>
          <table:table-cell table:formula="of:=15-[.H2]" office:value-type="float" office:value="-9452.84230971101">
            <text:p>-9452.842</text:p>
          </table:table-cell>
          <table:table-cell table:number-columns-repeated="2"/>
          <table:table-cell office:value-type="float" office:value="1.001">
            <text:p>1.001</text:p>
          </table:table-cell>
          <table:table-cell/>
        </table:table-row>
        <table:table-row table:style-name="ro2">
          <table:table-cell office:value-type="string">
            <text:p>a</text:p>
          </table:table-cell>
          <table:table-cell office:value-type="float" office:value="0.55">
            <text:p>5.50E-001</text:p>
          </table:table-cell>
          <table:table-cell table:formula="of:=[.B5]*[.B6]*[.B7]" office:value-type="float" office:value="124624.5">
            <text:p>1.25E+005</text:p>
          </table:table-cell>
          <table:table-cell table:formula="of:=[.B3]*[.B5]*[.B5]" office:value-type="float" office:value="1663.75">
            <text:p>1.66E+003</text:p>
          </table:table-cell>
          <table:table-cell table:formula="of:=[.B5]*[.B4]" office:value-type="float" office:value="0.001672">
            <text:p>0.0016720</text:p>
          </table:table-cell>
          <table:table-cell office:value-type="float" office:value="0.0019">
            <text:p>0.00190000</text:p>
          </table:table-cell>
          <table:table-cell table:formula="of:=[.C3]/([.F3]-[.E3])-[.D3]/([.F3]*[.F3])" office:value-type="float" office:value="85726108.0332412">
            <text:p>85726108.0</text:p>
          </table:table-cell>
          <table:table-cell table:formula="of:=[.G3]/5000000" office:value-type="float" office:value="17.1452216066482">
            <text:p>17.15</text:p>
          </table:table-cell>
          <table:table-cell table:formula="of:=15-[.H3]" office:value-type="float" office:value="-2.14522160664824">
            <text:p>-2.145</text:p>
          </table:table-cell>
          <table:table-cell office:value-type="float" office:value="273">
            <text:p>273</text:p>
          </table:table-cell>
          <table:table-cell/>
          <table:table-cell office:value-type="float" office:value="1.563">
            <text:p>1.56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float" office:value="0.0000304">
            <text:p>3.04E-005</text:p>
          </table:table-cell>
          <table:table-cell table:formula="of:=[.C3]" office:value-type="float" office:value="124624.5">
            <text:p>1.25E+005</text:p>
          </table:table-cell>
          <table:table-cell table:formula="of:=[.D3]" office:value-type="float" office:value="1663.75">
            <text:p>1.66E+003</text:p>
          </table:table-cell>
          <table:table-cell table:formula="of:=[.E3]" office:value-type="float" office:value="0.001672">
            <text:p>0.0016720</text:p>
          </table:table-cell>
          <table:table-cell office:value-type="float" office:value="0.002">
            <text:p>0.00200000</text:p>
          </table:table-cell>
          <table:table-cell table:formula="of:=[.C4]/([.F4]-[.E4])-[.D4]/([.F4]*[.F4])" office:value-type="float" office:value="-35984756.0975609">
            <text:p>-35984756.1</text:p>
          </table:table-cell>
          <table:table-cell table:formula="of:=[.G4]/5000000" office:value-type="float" office:value="-7.19695121951219">
            <text:p>-7.2</text:p>
          </table:table-cell>
          <table:table-cell table:formula="of:=15-[.H4]" office:value-type="float" office:value="22.1969512195122">
            <text:p>22.197</text:p>
          </table:table-cell>
          <table:table-cell office:value-type="float" office:value="373">
            <text:p>373</text:p>
          </table:table-cell>
          <table:table-cell/>
          <table:table-cell office:value-type="float" office:value="1.685">
            <text:p>1.685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float" office:value="55">
            <text:p>5.50E+001</text:p>
          </table:table-cell>
          <table:table-cell table:formula="of:=[.C4]" office:value-type="float" office:value="124624.5">
            <text:p>1.25E+005</text:p>
          </table:table-cell>
          <table:table-cell table:formula="of:=[.D4]" office:value-type="float" office:value="1663.75">
            <text:p>1.66E+003</text:p>
          </table:table-cell>
          <table:table-cell table:formula="of:=[.E4]" office:value-type="float" office:value="0.001672">
            <text:p>0.0016720</text:p>
          </table:table-cell>
          <table:table-cell office:value-type="float" office:value="0.01164">
            <text:p>0.01164000</text:p>
          </table:table-cell>
          <table:table-cell table:formula="of:=[.C5]/([.F5]-[.E5])-[.D5]/([.F5]*[.F5])" office:value-type="float" office:value="222917.590490632">
            <text:p>222917.6</text:p>
          </table:table-cell>
          <table:table-cell table:formula="of:=[.G5]/5000000" office:value-type="float" office:value="0.0445835180981264">
            <text:p>0.04</text:p>
          </table:table-cell>
          <table:table-cell table:formula="of:=15-[.H5]" office:value-type="float" office:value="14.9554164819019">
            <text:p>14.955</text:p>
          </table:table-cell>
          <table:table-cell office:value-type="float" office:value="465">
            <text:p>465</text:p>
          </table:table-cell>
          <table:table-cell/>
          <table:table-cell office:value-type="float" office:value="9.4">
            <text:p>9.40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R</text:p>
          </table:table-cell>
          <table:table-cell office:value-type="float" office:value="8.3">
            <text:p>8.30E+000</text:p>
          </table:table-cell>
          <table:table-cell table:formula="of:=[.C5]" office:value-type="float" office:value="124624.5">
            <text:p>1.25E+005</text:p>
          </table:table-cell>
          <table:table-cell table:formula="of:=[.D5]" office:value-type="float" office:value="1663.75">
            <text:p>1.66E+003</text:p>
          </table:table-cell>
          <table:table-cell table:formula="of:=[.E5]" office:value-type="float" office:value="0.001672">
            <text:p>0.0016720</text:p>
          </table:table-cell>
          <table:table-cell office:value-type="float" office:value="0.02">
            <text:p>0.02000000</text:p>
          </table:table-cell>
          <table:table-cell table:formula="of:=[.C6]/([.F6]-[.E6])-[.D6]/([.F6]*[.F6])" office:value-type="float" office:value="2640303.0881711">
            <text:p>2640303.1</text:p>
          </table:table-cell>
          <table:table-cell table:formula="of:=[.G6]/5000000" office:value-type="float" office:value="0.528060617634221">
            <text:p>0.53</text:p>
          </table:table-cell>
          <table:table-cell table:formula="of:=15-[.H6]" office:value-type="float" office:value="14.4719393823658">
            <text:p>14.472</text:p>
          </table:table-cell>
          <table:table-cell office:value-type="float" office:value="555">
            <text:p>555</text:p>
          </table:table-cell>
          <table:table-cell table:number-columns-repeated="3"/>
        </table:table-row>
        <table:table-row table:style-name="ro2">
          <table:table-cell office:value-type="string">
            <text:p>T</text:p>
          </table:table-cell>
          <table:table-cell office:value-type="float" office:value="273">
            <text:p>2.73E+002</text:p>
          </table:table-cell>
          <table:table-cell table:formula="of:=[.C6]" office:value-type="float" office:value="124624.5">
            <text:p>1.25E+005</text:p>
          </table:table-cell>
          <table:table-cell table:formula="of:=[.D6]" office:value-type="float" office:value="1663.75">
            <text:p>1.66E+003</text:p>
          </table:table-cell>
          <table:table-cell table:formula="of:=[.E6]" office:value-type="float" office:value="0.001672">
            <text:p>0.0016720</text:p>
          </table:table-cell>
          <table:table-cell office:value-type="float" office:value="0.03">
            <text:p>0.03000000</text:p>
          </table:table-cell>
          <table:table-cell table:formula="of:=[.C7]/([.F7]-[.E7])-[.D7]/([.F7]*[.F7])" office:value-type="float" office:value="2550728.76463021">
            <text:p>2550728.8</text:p>
          </table:table-cell>
          <table:table-cell table:formula="of:=[.G7]/5000000" office:value-type="float" office:value="0.510145752926041">
            <text:p>0.51</text:p>
          </table:table-cell>
          <table:table-cell table:formula="of:=15-[.H7]" office:value-type="float" office:value="14.489854247074">
            <text:p>14.490</text:p>
          </table:table-cell>
          <table:table-cell office:value-type="float" office:value="647">
            <text:p>647</text:p>
          </table:table-cell>
          <table:table-cell table:number-columns-repeated="3"/>
        </table:table-row>
        <table:table-row table:style-name="ro2">
          <table:table-cell table:number-columns-repeated="2"/>
          <table:table-cell table:formula="of:=[.C7]" office:value-type="float" office:value="124624.5">
            <text:p>1.25E+005</text:p>
          </table:table-cell>
          <table:table-cell table:formula="of:=[.D7]" office:value-type="float" office:value="1663.75">
            <text:p>1.66E+003</text:p>
          </table:table-cell>
          <table:table-cell table:formula="of:=[.E7]" office:value-type="float" office:value="0.001672">
            <text:p>0.0016720</text:p>
          </table:table-cell>
          <table:table-cell office:value-type="float" office:value="0.04">
            <text:p>0.04000000</text:p>
          </table:table-cell>
          <table:table-cell table:formula="of:=[.C8]/([.F8]-[.E8])-[.D8]/([.F8]*[.F8])" office:value-type="float" office:value="2211682.54931121">
            <text:p>2211682.5</text:p>
          </table:table-cell>
          <table:table-cell table:formula="of:=[.G8]/5000000" office:value-type="float" office:value="0.442336509862242">
            <text:p>0.44</text:p>
          </table:table-cell>
          <table:table-cell table:formula="of:=15-[.H8]" office:value-type="float" office:value="14.5576634901378">
            <text:p>14.558</text:p>
          </table:table-cell>
          <table:table-cell office:value-type="float" office:value="740">
            <text:p>740</text:p>
          </table:table-cell>
          <table:table-cell table:number-columns-repeated="3"/>
        </table:table-row>
        <table:table-row table:style-name="ro2">
          <table:table-cell table:number-columns-repeated="2"/>
          <table:table-cell table:formula="of:=[.C8]" office:value-type="float" office:value="124624.5">
            <text:p>1.25E+005</text:p>
          </table:table-cell>
          <table:table-cell table:formula="of:=[.D8]" office:value-type="float" office:value="1663.75">
            <text:p>1.66E+003</text:p>
          </table:table-cell>
          <table:table-cell table:formula="of:=[.E8]" office:value-type="float" office:value="0.001672">
            <text:p>0.0016720</text:p>
          </table:table-cell>
          <table:table-cell office:value-type="float" office:value="0.05">
            <text:p>0.05000000</text:p>
          </table:table-cell>
          <table:table-cell table:formula="of:=[.C9]/([.F9]-[.E9])-[.D9]/([.F9]*[.F9])" office:value-type="float" office:value="1913222.4797219">
            <text:p>1913222.5</text:p>
          </table:table-cell>
          <table:table-cell table:formula="of:=[.G9]/5000000" office:value-type="float" office:value="0.38264449594438">
            <text:p>0.38</text:p>
          </table:table-cell>
          <table:table-cell table:formula="of:=15-[.H9]" office:value-type="float" office:value="14.6173555040556">
            <text:p>14.617</text:p>
          </table:table-cell>
          <table:table-cell office:value-type="float" office:value="830">
            <text:p>83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formula="of:=[.C9]" office:value-type="float" office:value="124624.5">
            <text:p>1.25E+005</text:p>
          </table:table-cell>
          <table:table-cell table:formula="of:=[.D9]" office:value-type="float" office:value="1663.75">
            <text:p>1.66E+003</text:p>
          </table:table-cell>
          <table:table-cell table:formula="of:=[.E9]" office:value-type="float" office:value="0.001672">
            <text:p>0.0016720</text:p>
          </table:table-cell>
          <table:table-cell office:value-type="float" office:value="0.06">
            <text:p>0.06000000</text:p>
          </table:table-cell>
          <table:table-cell table:formula="of:=[.C10]/([.F10]-[.E10])-[.D10]/([.F10]*[.F10])" office:value-type="float" office:value="1674462.56991115">
            <text:p>1674462.6</text:p>
          </table:table-cell>
          <table:table-cell table:formula="of:=[.G10]/5000000" office:value-type="float" office:value="0.334892513982231">
            <text:p>0.33</text:p>
          </table:table-cell>
          <table:table-cell table:formula="of:=15-[.H10]" office:value-type="float" office:value="14.6651074860178">
            <text:p>14.665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10]" office:value-type="float" office:value="124624.5">
            <text:p>1.25E+005</text:p>
          </table:table-cell>
          <table:table-cell table:formula="of:=[.D10]" office:value-type="float" office:value="1663.75">
            <text:p>1.66E+003</text:p>
          </table:table-cell>
          <table:table-cell table:formula="of:=[.E10]" office:value-type="float" office:value="0.001672">
            <text:p>0.0016720</text:p>
          </table:table-cell>
          <table:table-cell office:value-type="float" office:value="0.07">
            <text:p>0.07000000</text:p>
          </table:table-cell>
          <table:table-cell table:formula="of:=[.C11]/([.F11]-[.E11])-[.D11]/([.F11]*[.F11])" office:value-type="float" office:value="1484374.70878762">
            <text:p>1484374.7</text:p>
          </table:table-cell>
          <table:table-cell table:formula="of:=[.G11]/5000000" office:value-type="float" office:value="0.296874941757525">
            <text:p>0.3</text:p>
          </table:table-cell>
          <table:table-cell table:formula="of:=15-[.H11]" office:value-type="float" office:value="14.7031250582425">
            <text:p>14.703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11]" office:value-type="float" office:value="124624.5">
            <text:p>1.25E+005</text:p>
          </table:table-cell>
          <table:table-cell table:formula="of:=[.D11]" office:value-type="float" office:value="1663.75">
            <text:p>1.66E+003</text:p>
          </table:table-cell>
          <table:table-cell table:formula="of:=[.E11]" office:value-type="float" office:value="0.001672">
            <text:p>0.0016720</text:p>
          </table:table-cell>
          <table:table-cell office:value-type="float" office:value="0.08">
            <text:p>0.08000000</text:p>
          </table:table-cell>
          <table:table-cell table:formula="of:=[.C12]/([.F12]-[.E12])-[.D12]/([.F12]*[.F12])" office:value-type="float" office:value="1331098.4537777">
            <text:p>1331098.5</text:p>
          </table:table-cell>
          <table:table-cell table:formula="of:=[.G12]/5000000" office:value-type="float" office:value="0.266219690755541">
            <text:p>0.27</text:p>
          </table:table-cell>
          <table:table-cell table:formula="of:=15-[.H12]" office:value-type="float" office:value="14.7337803092445">
            <text:p>14.734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12]" office:value-type="float" office:value="124624.5">
            <text:p>1.25E+005</text:p>
          </table:table-cell>
          <table:table-cell table:formula="of:=[.D12]" office:value-type="float" office:value="1663.75">
            <text:p>1.66E+003</text:p>
          </table:table-cell>
          <table:table-cell table:formula="of:=[.E12]" office:value-type="float" office:value="0.001672">
            <text:p>0.0016720</text:p>
          </table:table-cell>
          <table:table-cell office:value-type="float" office:value="0.09">
            <text:p>0.09000000</text:p>
          </table:table-cell>
          <table:table-cell table:formula="of:=[.C13]/([.F13]-[.E13])-[.D13]/([.F13]*[.F13])" office:value-type="float" office:value="1205527.34979946">
            <text:p>1205527.3</text:p>
          </table:table-cell>
          <table:table-cell table:formula="of:=[.G13]/5000000" office:value-type="float" office:value="0.241105469959891">
            <text:p>0.24</text:p>
          </table:table-cell>
          <table:table-cell table:formula="of:=15-[.H13]" office:value-type="float" office:value="14.7588945300401">
            <text:p>14.759</text:p>
          </table:table-cell>
          <table:table-cell table:number-columns-repeated="2"/>
          <table:table-cell table:formula="of:=258/175" office:value-type="float" office:value="1.47428571428571">
            <text:p>1.474</text:p>
          </table:table-cell>
          <table:table-cell/>
        </table:table-row>
        <table:table-row table:style-name="ro2">
          <table:table-cell table:number-columns-repeated="2"/>
          <table:table-cell table:formula="of:=[.C13]" office:value-type="float" office:value="124624.5">
            <text:p>1.25E+005</text:p>
          </table:table-cell>
          <table:table-cell table:formula="of:=[.D13]" office:value-type="float" office:value="1663.75">
            <text:p>1.66E+003</text:p>
          </table:table-cell>
          <table:table-cell table:formula="of:=[.E13]" office:value-type="float" office:value="0.001672">
            <text:p>0.0016720</text:p>
          </table:table-cell>
          <table:table-cell office:value-type="float" office:value="0.1">
            <text:p>0.10000000</text:p>
          </table:table-cell>
          <table:table-cell table:formula="of:=[.C14]/([.F14]-[.E14])-[.D14]/([.F14]*[.F14])" office:value-type="float" office:value="1101061.53893093">
            <text:p>1101061.5</text:p>
          </table:table-cell>
          <table:table-cell table:formula="of:=[.G14]/5000000" office:value-type="float" office:value="0.220212307786185">
            <text:p>0.22</text:p>
          </table:table-cell>
          <table:table-cell table:formula="of:=15-[.H14]" office:value-type="float" office:value="14.7797876922138">
            <text:p>14.780</text:p>
          </table:table-cell>
          <table:table-cell table:number-columns-repeated="4"/>
        </table:table-row>
        <table:table-row table:style-name="ro2" table:number-rows-repeated="16">
          <table:table-cell table:number-columns-repeated="13"/>
        </table:table-row>
        <table:table-row table:style-name="ro2" table:number-rows-repeated="2">
          <table:table-cell table:number-columns-repeated="2"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5"/>
        </table:table-row>
        <table:table-row table:style-name="ro2" table:number-rows-repeated="104854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373" table:style-name="ta1" table:print="false">
        <table:table-column table:style-name="co1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1" table:default-cell-style-name="ce2"/>
        <table:table-column table:style-name="co1" table:default-cell-style-name="Default"/>
        <table:table-row table:style-name="ro2">
          <table:table-cell/>
          <table:table-cell table:style-name="ce1"/>
          <table:table-cell table:style-name="ce1" office:value-type="string">
            <text:p>nrT</text:p>
          </table:table-cell>
          <table:table-cell table:style-name="ce1" office:value-type="string">
            <text:p>ann</text:p>
          </table:table-cell>
          <table:table-cell table:style-name="ce1" office:value-type="string">
            <text:p>nb</text:p>
          </table:table-cell>
          <table:table-cell table:style-name="ce1" office:value-type="string">
            <text:p>V</text:p>
          </table:table-cell>
          <table:table-cell table:style-name="ce5" office:value-type="string">
            <text:p>p</text:p>
          </table:table-cell>
          <table:table-cell/>
          <table:table-cell table:style-name="ce2"/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B4]*[.B5]*[.B6]" office:value-type="float" office:value="0.0138776">
            <text:p>1.39E-002</text:p>
          </table:table-cell>
          <table:table-cell table:style-name="ce1" table:formula="of:=[.B2]*[.B4]*[.B4]" office:value-type="float" office:value="0">
            <text:p>0.00E+000</text:p>
          </table:table-cell>
          <table:table-cell table:style-name="ce1" table:formula="of:=[.B4]*[.B3]" office:value-type="float" office:value="0.00001672">
            <text:p>1.67E-005</text:p>
          </table:table-cell>
          <table:table-cell table:style-name="ce4" table:formula="of:=[.F3]*10^(([.L2]-1)/10)" office:value-type="float" office:value="0.0091417637922975">
            <text:p>0.00914176</text:p>
          </table:table-cell>
          <table:table-cell table:style-name="ce5" table:formula="of:=[.C3]/([.F2]-[.E3])-[.D3]/([.F2]*[.F2])" office:value-type="float" office:value="2887144.84425727">
            <text:p>2887144.8</text:p>
          </table:table-cell>
          <table:table-cell table:formula="of:=[.G2]/5000000" office:value-type="float" office:value="0.577428968851455">
            <text:p>0.58</text:p>
          </table:table-cell>
          <table:table-cell table:style-name="ce2" table:formula="of:=15-[.H2]" office:value-type="float" office:value="14.4225710311485">
            <text:p>14.423</text:p>
          </table:table-cell>
          <table:table-cell table:number-columns-repeated="2"/>
          <table:table-cell office:value-type="float" office:value="7.6">
            <text:p>7.600</text:p>
          </table:table-cell>
          <table:table-cell/>
        </table:table-row>
        <table:table-row table:style-name="ro2">
          <table:table-cell office:value-type="string">
            <text:p>a</text:p>
          </table:table-cell>
          <table:table-cell table:style-name="ce1" office:value-type="float" office:value="0.55">
            <text:p>5.50E-001</text:p>
          </table:table-cell>
          <table:table-cell table:style-name="ce1" table:formula="of:=[.B5]*[.B6]*[.B7]" office:value-type="float" office:value="170274.5">
            <text:p>1.70E+005</text:p>
          </table:table-cell>
          <table:table-cell table:style-name="ce1" table:formula="of:=[.B3]*[.B5]*[.B5]" office:value-type="float" office:value="1663.75">
            <text:p>1.66E+003</text:p>
          </table:table-cell>
          <table:table-cell table:style-name="ce1" table:formula="of:=[.B5]*[.B4]" office:value-type="float" office:value="0.001672">
            <text:p>1.67E-003</text:p>
          </table:table-cell>
          <table:table-cell table:style-name="ce4" office:value-type="float" office:value="0.002">
            <text:p>0.00200000</text:p>
          </table:table-cell>
          <table:table-cell table:style-name="ce5" table:formula="of:=[.C3]/([.F3]-[.E3])-[.D3]/([.F3]*[.F3])" office:value-type="float" office:value="103192073.170732">
            <text:p>103192073.2</text:p>
          </table:table-cell>
          <table:table-cell table:formula="of:=[.G3]/5000000" office:value-type="float" office:value="20.6384146341464">
            <text:p>20.64</text:p>
          </table:table-cell>
          <table:table-cell table:style-name="ce2" table:formula="of:=15-[.H3]" office:value-type="float" office:value="-5.63841463414637">
            <text:p>-5.638</text:p>
          </table:table-cell>
          <table:table-cell office:value-type="float" office:value="273">
            <text:p>273</text:p>
          </table:table-cell>
          <table:table-cell/>
          <table:table-cell office:value-type="float" office:value="1.83">
            <text:p>1.8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</text:p>
          </table:table-cell>
          <table:table-cell table:style-name="ce1" office:value-type="float" office:value="0.0000304">
            <text:p>3.04E-005</text:p>
          </table:table-cell>
          <table:table-cell table:style-name="ce1" table:formula="of:=[.C3]" office:value-type="float" office:value="170274.5">
            <text:p>1.70E+005</text:p>
          </table:table-cell>
          <table:table-cell table:style-name="ce1" table:formula="of:=[.D3]" office:value-type="float" office:value="1663.75">
            <text:p>1.66E+003</text:p>
          </table:table-cell>
          <table:table-cell table:style-name="ce1" table:formula="of:=[.E3]" office:value-type="float" office:value="0.001672">
            <text:p>1.67E-003</text:p>
          </table:table-cell>
          <table:table-cell table:style-name="ce4" office:value-type="float" office:value="0.00215">
            <text:p>0.00215000</text:p>
          </table:table-cell>
          <table:table-cell table:style-name="ce5" table:formula="of:=[.C4]/([.F4]-[.E4])-[.D4]/([.F4]*[.F4])" office:value-type="float" office:value="-3701480.04915011">
            <text:p>-3701480.0</text:p>
          </table:table-cell>
          <table:table-cell table:formula="of:=[.G4]/5000000" office:value-type="float" office:value="-0.740296009830022">
            <text:p>-0.74</text:p>
          </table:table-cell>
          <table:table-cell table:style-name="ce2" table:formula="of:=15-[.H4]" office:value-type="float" office:value="15.74029600983">
            <text:p>15.740</text:p>
          </table:table-cell>
          <table:table-cell office:value-type="float" office:value="373">
            <text:p>373</text:p>
          </table:table-cell>
          <table:table-cell/>
          <table:table-cell office:value-type="float" office:value="2.07">
            <text:p>2.07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n</text:p>
          </table:table-cell>
          <table:table-cell table:style-name="ce1" office:value-type="float" office:value="55">
            <text:p>5.50E+001</text:p>
          </table:table-cell>
          <table:table-cell table:style-name="ce1" table:formula="of:=[.C4]" office:value-type="float" office:value="170274.5">
            <text:p>1.70E+005</text:p>
          </table:table-cell>
          <table:table-cell table:style-name="ce1" table:formula="of:=[.D4]" office:value-type="float" office:value="1663.75">
            <text:p>1.66E+003</text:p>
          </table:table-cell>
          <table:table-cell table:style-name="ce1" table:formula="of:=[.E4]" office:value-type="float" office:value="0.001672">
            <text:p>1.67E-003</text:p>
          </table:table-cell>
          <table:table-cell table:style-name="ce4" office:value-type="float" office:value="0.0075">
            <text:p>0.00750000</text:p>
          </table:table-cell>
          <table:table-cell table:style-name="ce5" table:formula="of:=[.C5]/([.F5]-[.E5])-[.D5]/([.F5]*[.F5])" office:value-type="float" office:value="-361151.147716004">
            <text:p>-361151.1</text:p>
          </table:table-cell>
          <table:table-cell table:formula="of:=[.G5]/5000000" office:value-type="float" office:value="-0.0722302295432009">
            <text:p>-0.07</text:p>
          </table:table-cell>
          <table:table-cell table:style-name="ce2" table:formula="of:=15-[.H5]" office:value-type="float" office:value="15.0722302295432">
            <text:p>15.072</text:p>
          </table:table-cell>
          <table:table-cell office:value-type="float" office:value="465">
            <text:p>465</text:p>
          </table:table-cell>
          <table:table-cell/>
          <table:table-cell office:value-type="float" office:value="7.6">
            <text:p>7.60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R</text:p>
          </table:table-cell>
          <table:table-cell table:style-name="ce1" office:value-type="float" office:value="8.3">
            <text:p>8.30E+000</text:p>
          </table:table-cell>
          <table:table-cell table:style-name="ce1" table:formula="of:=[.C5]" office:value-type="float" office:value="170274.5">
            <text:p>1.70E+005</text:p>
          </table:table-cell>
          <table:table-cell table:style-name="ce1" table:formula="of:=[.D5]" office:value-type="float" office:value="1663.75">
            <text:p>1.66E+003</text:p>
          </table:table-cell>
          <table:table-cell table:style-name="ce1" table:formula="of:=[.E5]" office:value-type="float" office:value="0.001672">
            <text:p>1.67E-003</text:p>
          </table:table-cell>
          <table:table-cell table:style-name="ce4" office:value-type="float" office:value="0.008">
            <text:p>0.00800000</text:p>
          </table:table-cell>
          <table:table-cell table:style-name="ce5" table:formula="of:=[.C6]/([.F6]-[.E6])-[.D6]/([.F6]*[.F6])" office:value-type="float" office:value="912013.076801516">
            <text:p>912013.1</text:p>
          </table:table-cell>
          <table:table-cell table:formula="of:=[.G6]/5000000" office:value-type="float" office:value="0.182402615360303">
            <text:p>0.18</text:p>
          </table:table-cell>
          <table:table-cell table:style-name="ce2" table:formula="of:=15-[.H6]" office:value-type="float" office:value="14.8175973846397">
            <text:p>14.818</text:p>
          </table:table-cell>
          <table:table-cell office:value-type="float" office:value="555">
            <text:p>555</text:p>
          </table:table-cell>
          <table:table-cell table:number-columns-repeated="3"/>
        </table:table-row>
        <table:table-row table:style-name="ro2">
          <table:table-cell office:value-type="string">
            <text:p>T</text:p>
          </table:table-cell>
          <table:table-cell table:style-name="ce1" office:value-type="float" office:value="373">
            <text:p>3.73E+002</text:p>
          </table:table-cell>
          <table:table-cell table:style-name="ce1" table:formula="of:=[.C6]" office:value-type="float" office:value="170274.5">
            <text:p>1.70E+005</text:p>
          </table:table-cell>
          <table:table-cell table:style-name="ce1" table:formula="of:=[.D6]" office:value-type="float" office:value="1663.75">
            <text:p>1.66E+003</text:p>
          </table:table-cell>
          <table:table-cell table:style-name="ce1" table:formula="of:=[.E6]" office:value-type="float" office:value="0.001672">
            <text:p>1.67E-003</text:p>
          </table:table-cell>
          <table:table-cell table:style-name="ce4" office:value-type="float" office:value="0.009">
            <text:p>0.00900000</text:p>
          </table:table-cell>
          <table:table-cell table:style-name="ce5" table:formula="of:=[.C7]/([.F7]-[.E7])-[.D7]/([.F7]*[.F7])" office:value-type="float" office:value="2696025.56067713">
            <text:p>2696025.6</text:p>
          </table:table-cell>
          <table:table-cell table:formula="of:=[.G7]/5000000" office:value-type="float" office:value="0.539205112135425">
            <text:p>0.54</text:p>
          </table:table-cell>
          <table:table-cell table:style-name="ce2" table:formula="of:=15-[.H7]" office:value-type="float" office:value="14.4607948878646">
            <text:p>14.461</text:p>
          </table:table-cell>
          <table:table-cell office:value-type="float" office:value="647">
            <text:p>647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7]" office:value-type="float" office:value="170274.5">
            <text:p>1.70E+005</text:p>
          </table:table-cell>
          <table:table-cell table:style-name="ce1" table:formula="of:=[.D7]" office:value-type="float" office:value="1663.75">
            <text:p>1.66E+003</text:p>
          </table:table-cell>
          <table:table-cell table:style-name="ce1" table:formula="of:=[.E7]" office:value-type="float" office:value="0.001672">
            <text:p>1.67E-003</text:p>
          </table:table-cell>
          <table:table-cell table:style-name="ce4" office:value-type="float" office:value="0.01">
            <text:p>0.01000000</text:p>
          </table:table-cell>
          <table:table-cell table:style-name="ce5" table:formula="of:=[.C8]/([.F8]-[.E8])-[.D8]/([.F8]*[.F8])" office:value-type="float" office:value="3808525.45629203">
            <text:p>3808525.5</text:p>
          </table:table-cell>
          <table:table-cell table:formula="of:=[.G8]/5000000" office:value-type="float" office:value="0.761705091258406">
            <text:p>0.76</text:p>
          </table:table-cell>
          <table:table-cell table:style-name="ce2" table:formula="of:=15-[.H8]" office:value-type="float" office:value="14.2382949087416">
            <text:p>14.238</text:p>
          </table:table-cell>
          <table:table-cell office:value-type="float" office:value="740">
            <text:p>740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8]" office:value-type="float" office:value="170274.5">
            <text:p>1.70E+005</text:p>
          </table:table-cell>
          <table:table-cell table:style-name="ce1" table:formula="of:=[.D8]" office:value-type="float" office:value="1663.75">
            <text:p>1.66E+003</text:p>
          </table:table-cell>
          <table:table-cell table:style-name="ce1" table:formula="of:=[.E8]" office:value-type="float" office:value="0.001672">
            <text:p>1.67E-003</text:p>
          </table:table-cell>
          <table:table-cell table:style-name="ce4" office:value-type="float" office:value="0.02">
            <text:p>0.02000000</text:p>
          </table:table-cell>
          <table:table-cell table:style-name="ce5" table:formula="of:=[.C9]/([.F9]-[.E9])-[.D9]/([.F9]*[.F9])" office:value-type="float" office:value="5131027.66259276">
            <text:p>5131027.7</text:p>
          </table:table-cell>
          <table:table-cell table:formula="of:=[.G9]/5000000" office:value-type="float" office:value="1.02620553251855">
            <text:p>1.03</text:p>
          </table:table-cell>
          <table:table-cell table:style-name="ce2" table:formula="of:=15-[.H9]" office:value-type="float" office:value="13.9737944674814">
            <text:p>13.974</text:p>
          </table:table-cell>
          <table:table-cell office:value-type="float" office:value="830">
            <text:p>830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" table:formula="of:=[.C9]" office:value-type="float" office:value="170274.5">
            <text:p>1.70E+005</text:p>
          </table:table-cell>
          <table:table-cell table:style-name="ce1" table:formula="of:=[.D9]" office:value-type="float" office:value="1663.75">
            <text:p>1.66E+003</text:p>
          </table:table-cell>
          <table:table-cell table:style-name="ce1" table:formula="of:=[.E9]" office:value-type="float" office:value="0.001672">
            <text:p>1.67E-003</text:p>
          </table:table-cell>
          <table:table-cell table:style-name="ce4" office:value-type="float" office:value="0.03">
            <text:p>0.03000000</text:p>
          </table:table-cell>
          <table:table-cell table:style-name="ce5" table:formula="of:=[.C10]/([.F10]-[.E10])-[.D10]/([.F10]*[.F10])" office:value-type="float" office:value="4162208.57259406">
            <text:p>4162208.6</text:p>
          </table:table-cell>
          <table:table-cell table:formula="of:=[.G10]/5000000" office:value-type="float" office:value="0.832441714518812">
            <text:p>0.83</text:p>
          </table:table-cell>
          <table:table-cell table:style-name="ce2" table:formula="of:=15-[.H10]" office:value-type="float" office:value="14.1675582854812">
            <text:p>14.168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0]" office:value-type="float" office:value="170274.5">
            <text:p>1.70E+005</text:p>
          </table:table-cell>
          <table:table-cell table:style-name="ce1" table:formula="of:=[.D10]" office:value-type="float" office:value="1663.75">
            <text:p>1.66E+003</text:p>
          </table:table-cell>
          <table:table-cell table:style-name="ce1" table:formula="of:=[.E10]" office:value-type="float" office:value="0.001672">
            <text:p>1.67E-003</text:p>
          </table:table-cell>
          <table:table-cell table:style-name="ce4" office:value-type="float" office:value="0.04">
            <text:p>0.04000000</text:p>
          </table:table-cell>
          <table:table-cell table:style-name="ce5" table:formula="of:=[.C11]/([.F11]-[.E11])-[.D11]/([.F11]*[.F11])" office:value-type="float" office:value="3402717.82378418">
            <text:p>3402717.8</text:p>
          </table:table-cell>
          <table:table-cell table:formula="of:=[.G11]/5000000" office:value-type="float" office:value="0.680543564756836">
            <text:p>0.68</text:p>
          </table:table-cell>
          <table:table-cell table:style-name="ce2" table:formula="of:=15-[.H11]" office:value-type="float" office:value="14.3194564352432">
            <text:p>14.319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1]" office:value-type="float" office:value="170274.5">
            <text:p>1.70E+005</text:p>
          </table:table-cell>
          <table:table-cell table:style-name="ce1" table:formula="of:=[.D11]" office:value-type="float" office:value="1663.75">
            <text:p>1.66E+003</text:p>
          </table:table-cell>
          <table:table-cell table:style-name="ce1" table:formula="of:=[.E11]" office:value-type="float" office:value="0.001672">
            <text:p>1.67E-003</text:p>
          </table:table-cell>
          <table:table-cell table:style-name="ce4" office:value-type="float" office:value="0.05">
            <text:p>0.05000000</text:p>
          </table:table-cell>
          <table:table-cell table:style-name="ce5" table:formula="of:=[.C12]/([.F12]-[.E12])-[.D12]/([.F12]*[.F12])" office:value-type="float" office:value="2857809.46863102">
            <text:p>2857809.5</text:p>
          </table:table-cell>
          <table:table-cell table:formula="of:=[.G12]/5000000" office:value-type="float" office:value="0.571561893726204">
            <text:p>0.57</text:p>
          </table:table-cell>
          <table:table-cell table:style-name="ce2" table:formula="of:=15-[.H12]" office:value-type="float" office:value="14.4284381062738">
            <text:p>14.428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2]" office:value-type="float" office:value="170274.5">
            <text:p>1.70E+005</text:p>
          </table:table-cell>
          <table:table-cell table:style-name="ce1" table:formula="of:=[.D12]" office:value-type="float" office:value="1663.75">
            <text:p>1.66E+003</text:p>
          </table:table-cell>
          <table:table-cell table:style-name="ce1" table:formula="of:=[.E12]" office:value-type="float" office:value="0.001672">
            <text:p>1.67E-003</text:p>
          </table:table-cell>
          <table:table-cell table:style-name="ce4" office:value-type="float" office:value="0.06">
            <text:p>0.06000000</text:p>
          </table:table-cell>
          <table:table-cell table:style-name="ce5" table:formula="of:=[.C13]/([.F13]-[.E13])-[.D13]/([.F13]*[.F13])" office:value-type="float" office:value="2457105.55441259">
            <text:p>2457105.6</text:p>
          </table:table-cell>
          <table:table-cell table:formula="of:=[.G13]/5000000" office:value-type="float" office:value="0.491421110882519">
            <text:p>0.49</text:p>
          </table:table-cell>
          <table:table-cell table:style-name="ce2" table:formula="of:=15-[.H13]" office:value-type="float" office:value="14.5085788891175">
            <text:p>14.509</text:p>
          </table:table-cell>
          <table:table-cell table:number-columns-repeated="2"/>
          <table:table-cell table:formula="of:=258/175" office:value-type="float" office:value="1.47428571428571">
            <text:p>1.474</text:p>
          </table:table-cell>
          <table:table-cell/>
        </table:table-row>
        <table:table-row table:style-name="ro2">
          <table:table-cell/>
          <table:table-cell table:style-name="ce1"/>
          <table:table-cell table:style-name="ce1" table:formula="of:=[.C13]" office:value-type="float" office:value="170274.5">
            <text:p>1.70E+005</text:p>
          </table:table-cell>
          <table:table-cell table:style-name="ce1" table:formula="of:=[.D13]" office:value-type="float" office:value="1663.75">
            <text:p>1.66E+003</text:p>
          </table:table-cell>
          <table:table-cell table:style-name="ce1" table:formula="of:=[.E13]" office:value-type="float" office:value="0.001672">
            <text:p>1.67E-003</text:p>
          </table:table-cell>
          <table:table-cell table:style-name="ce4" office:value-type="float" office:value="0.07">
            <text:p>0.07000000</text:p>
          </table:table-cell>
          <table:table-cell table:style-name="ce5" table:formula="of:=[.C14]/([.F14]-[.E14])-[.D14]/([.F14]*[.F14])" office:value-type="float" office:value="2152475.63373786">
            <text:p>2152475.6</text:p>
          </table:table-cell>
          <table:table-cell table:formula="of:=[.G14]/5000000" office:value-type="float" office:value="0.430495126747573">
            <text:p>0.43</text:p>
          </table:table-cell>
          <table:table-cell table:style-name="ce2" table:formula="of:=15-[.H14]" office:value-type="float" office:value="14.5695048732524">
            <text:p>14.570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4]" office:value-type="float" office:value="170274.5">
            <text:p>1.70E+005</text:p>
          </table:table-cell>
          <table:table-cell table:style-name="ce1" table:formula="of:=[.D14]" office:value-type="float" office:value="1663.75">
            <text:p>1.66E+003</text:p>
          </table:table-cell>
          <table:table-cell table:style-name="ce1" table:formula="of:=[.E14]" office:value-type="float" office:value="0.001672">
            <text:p>1.67E-003</text:p>
          </table:table-cell>
          <table:table-cell table:style-name="ce4" office:value-type="float" office:value="0.08">
            <text:p>0.08000000</text:p>
          </table:table-cell>
          <table:table-cell table:style-name="ce5" table:formula="of:=[.C15]/([.F15]-[.E15])-[.D15]/([.F15]*[.F15])" office:value-type="float" office:value="1913904.09160837">
            <text:p>1913904.1</text:p>
          </table:table-cell>
          <table:table-cell table:formula="of:=[.G15]/5000000" office:value-type="float" office:value="0.382780818321673">
            <text:p>0.38</text:p>
          </table:table-cell>
          <table:table-cell table:style-name="ce2" table:formula="of:=15-[.H15]" office:value-type="float" office:value="14.6172191816783">
            <text:p>14.617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5]" office:value-type="float" office:value="170274.5">
            <text:p>1.70E+005</text:p>
          </table:table-cell>
          <table:table-cell table:style-name="ce1" table:formula="of:=[.D15]" office:value-type="float" office:value="1663.75">
            <text:p>1.66E+003</text:p>
          </table:table-cell>
          <table:table-cell table:style-name="ce1" table:formula="of:=[.E15]" office:value-type="float" office:value="0.001672">
            <text:p>1.67E-003</text:p>
          </table:table-cell>
          <table:table-cell table:style-name="ce4" office:value-type="float" office:value="0.09">
            <text:p>0.09000000</text:p>
          </table:table-cell>
          <table:table-cell table:style-name="ce5" table:formula="of:=[.C16]/([.F16]-[.E16])-[.D16]/([.F16]*[.F16])" office:value-type="float" office:value="1722351.00707688">
            <text:p>1722351.0</text:p>
          </table:table-cell>
          <table:table-cell table:formula="of:=[.G16]/5000000" office:value-type="float" office:value="0.344470201415376">
            <text:p>0.34</text:p>
          </table:table-cell>
          <table:table-cell table:style-name="ce2" table:formula="of:=15-[.H16]" office:value-type="float" office:value="14.6555297985846">
            <text:p>14.656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6]" office:value-type="float" office:value="170274.5">
            <text:p>1.70E+005</text:p>
          </table:table-cell>
          <table:table-cell table:style-name="ce1" table:formula="of:=[.D16]" office:value-type="float" office:value="1663.75">
            <text:p>1.66E+003</text:p>
          </table:table-cell>
          <table:table-cell table:style-name="ce1" table:formula="of:=[.E16]" office:value-type="float" office:value="0.001672">
            <text:p>1.67E-003</text:p>
          </table:table-cell>
          <table:table-cell table:style-name="ce4" office:value-type="float" office:value="0.1">
            <text:p>0.10000000</text:p>
          </table:table-cell>
          <table:table-cell table:style-name="ce5" table:formula="of:=[.C17]/([.F17]-[.E17])-[.D17]/([.F17]*[.F17])" office:value-type="float" office:value="1565324.00740379">
            <text:p>1565324.0</text:p>
          </table:table-cell>
          <table:table-cell table:formula="of:=[.G17]/5000000" office:value-type="float" office:value="0.313064801480758">
            <text:p>0.31</text:p>
          </table:table-cell>
          <table:table-cell table:style-name="ce2" table:formula="of:=15-[.H17]" office:value-type="float" office:value="14.6869351985192">
            <text:p>14.687</text:p>
          </table:table-cell>
          <table:table-cell table:number-columns-repeated="4"/>
        </table:table-row>
        <table:table-row table:style-name="ro2" table:number-rows-repeated="13">
          <table:table-cell/>
          <table:table-cell table:style-name="ce1" table:number-columns-repeated="5"/>
          <table:table-cell table:style-name="ce5"/>
          <table:table-cell/>
          <table:table-cell table:style-name="ce2"/>
          <table:table-cell table:number-columns-repeated="4"/>
        </table:table-row>
        <table:table-row table:style-name="ro2" table:number-rows-repeated="1048545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465" table:style-name="ta1" table:print="false">
        <table:table-column table:style-name="co1" table:number-columns-repeated="6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1" table:default-cell-style-name="ce2"/>
        <table:table-column table:style-name="co1" table:default-cell-style-name="Default"/>
        <table:table-row table:style-name="ro2">
          <table:table-cell/>
          <table:table-cell table:style-name="ce1"/>
          <table:table-cell table:style-name="ce1" office:value-type="string">
            <text:p>nrT</text:p>
          </table:table-cell>
          <table:table-cell table:style-name="ce1" office:value-type="string">
            <text:p>ann</text:p>
          </table:table-cell>
          <table:table-cell table:style-name="ce1" office:value-type="string">
            <text:p>nb</text:p>
          </table:table-cell>
          <table:table-cell table:style-name="ce1" office:value-type="string">
            <text:p>V</text:p>
          </table:table-cell>
          <table:table-cell table:style-name="ce5" office:value-type="string">
            <text:p>p</text:p>
          </table:table-cell>
          <table:table-cell/>
          <table:table-cell table:style-name="ce2"/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B4]*[.B5]*[.B6]" office:value-type="float" office:value="0.0138776">
            <text:p>1.39E-002</text:p>
          </table:table-cell>
          <table:table-cell table:style-name="ce1" table:formula="of:=[.B2]*[.B4]*[.B4]" office:value-type="float" office:value="0">
            <text:p>0.00E+000</text:p>
          </table:table-cell>
          <table:table-cell table:style-name="ce1" table:formula="of:=[.B4]*[.B3]" office:value-type="float" office:value="0.00001672">
            <text:p>1.67E-005</text:p>
          </table:table-cell>
          <table:table-cell table:style-name="ce1" table:formula="of:=[.F3]*10^(([.L2]-1)/10)" office:value-type="float" office:value="0.00695726362398701">
            <text:p>6.96E-003</text:p>
          </table:table-cell>
          <table:table-cell table:style-name="ce5" table:formula="of:=[.C3]/([.F2]-[.E3])-[.D3]/([.F2]*[.F2])" office:value-type="float" office:value="5790584.2627731">
            <text:p>5790584.3</text:p>
          </table:table-cell>
          <table:table-cell table:formula="of:=[.G2]/5000000" office:value-type="float" office:value="1.15811685255462">
            <text:p>1.16</text:p>
          </table:table-cell>
          <table:table-cell table:style-name="ce2" table:formula="of:=15-[.H2]" office:value-type="float" office:value="13.8418831474454">
            <text:p>13.842</text:p>
          </table:table-cell>
          <table:table-cell table:number-columns-repeated="2"/>
          <table:table-cell office:value-type="float" office:value="6.1">
            <text:p>6.100</text:p>
          </table:table-cell>
          <table:table-cell/>
        </table:table-row>
        <table:table-row table:style-name="ro2">
          <table:table-cell office:value-type="string">
            <text:p>a</text:p>
          </table:table-cell>
          <table:table-cell table:style-name="ce1" office:value-type="float" office:value="0.55">
            <text:p>5.50E-001</text:p>
          </table:table-cell>
          <table:table-cell table:style-name="ce1" table:formula="of:=[.B5]*[.B6]*[.B7]" office:value-type="float" office:value="212272.5">
            <text:p>2.12E+005</text:p>
          </table:table-cell>
          <table:table-cell table:style-name="ce1" table:formula="of:=[.B3]*[.B5]*[.B5]" office:value-type="float" office:value="1663.75">
            <text:p>1.66E+003</text:p>
          </table:table-cell>
          <table:table-cell table:style-name="ce1" table:formula="of:=[.B5]*[.B4]" office:value-type="float" office:value="0.001672">
            <text:p>1.67E-003</text:p>
          </table:table-cell>
          <table:table-cell table:style-name="ce3" office:value-type="float" office:value="0.00215">
            <text:p>0.0021500</text:p>
          </table:table-cell>
          <table:table-cell table:style-name="ce5" table:formula="of:=[.C3]/([.F3]-[.E3])-[.D3]/([.F3]*[.F3])" office:value-type="float" office:value="84160444.6370424">
            <text:p>84160444.6</text:p>
          </table:table-cell>
          <table:table-cell table:formula="of:=[.G3]/5000000" office:value-type="float" office:value="16.8320889274085">
            <text:p>16.83</text:p>
          </table:table-cell>
          <table:table-cell table:style-name="ce2" table:formula="of:=15-[.H3]" office:value-type="float" office:value="-1.83208892740848">
            <text:p>-1.832</text:p>
          </table:table-cell>
          <table:table-cell office:value-type="float" office:value="273">
            <text:p>273</text:p>
          </table:table-cell>
          <table:table-cell/>
          <table:table-cell office:value-type="float" office:value="2.12">
            <text:p>2.1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</text:p>
          </table:table-cell>
          <table:table-cell table:style-name="ce1" office:value-type="float" office:value="0.0000304">
            <text:p>3.04E-005</text:p>
          </table:table-cell>
          <table:table-cell table:style-name="ce1" table:formula="of:=[.C3]" office:value-type="float" office:value="212272.5">
            <text:p>2.12E+005</text:p>
          </table:table-cell>
          <table:table-cell table:style-name="ce1" table:formula="of:=[.D3]" office:value-type="float" office:value="1663.75">
            <text:p>1.66E+003</text:p>
          </table:table-cell>
          <table:table-cell table:style-name="ce1" table:formula="of:=[.E3]" office:value-type="float" office:value="0.001672">
            <text:p>1.67E-003</text:p>
          </table:table-cell>
          <table:table-cell table:style-name="ce3" office:value-type="float" office:value="0.00242">
            <text:p>0.0024200</text:p>
          </table:table-cell>
          <table:table-cell table:style-name="ce5" table:formula="of:=[.C4]/([.F4]-[.E4])-[.D4]/([.F4]*[.F4])" office:value-type="float" office:value="-304144.385026753">
            <text:p>-304144.4</text:p>
          </table:table-cell>
          <table:table-cell table:formula="of:=[.G4]/5000000" office:value-type="float" office:value="-0.0608288770053506">
            <text:p>-0.06</text:p>
          </table:table-cell>
          <table:table-cell table:style-name="ce2" table:formula="of:=15-[.H4]" office:value-type="float" office:value="15.0608288770054">
            <text:p>15.061</text:p>
          </table:table-cell>
          <table:table-cell office:value-type="float" office:value="373">
            <text:p>373</text:p>
          </table:table-cell>
          <table:table-cell/>
          <table:table-cell office:value-type="float" office:value="2.6">
            <text:p>2.60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n</text:p>
          </table:table-cell>
          <table:table-cell table:style-name="ce1" office:value-type="float" office:value="55">
            <text:p>5.50E+001</text:p>
          </table:table-cell>
          <table:table-cell table:style-name="ce1" table:formula="of:=[.C4]" office:value-type="float" office:value="212272.5">
            <text:p>2.12E+005</text:p>
          </table:table-cell>
          <table:table-cell table:style-name="ce1" table:formula="of:=[.D4]" office:value-type="float" office:value="1663.75">
            <text:p>1.66E+003</text:p>
          </table:table-cell>
          <table:table-cell table:style-name="ce1" table:formula="of:=[.E4]" office:value-type="float" office:value="0.001672">
            <text:p>1.67E-003</text:p>
          </table:table-cell>
          <table:table-cell table:style-name="ce3" office:value-type="float" office:value="0.0054">
            <text:p>0.0054000</text:p>
          </table:table-cell>
          <table:table-cell table:style-name="ce5" table:formula="of:=[.C5]/([.F5]-[.E5])-[.D5]/([.F5]*[.F5])" office:value-type="float" office:value="-115850.207821876">
            <text:p>-115850.2</text:p>
          </table:table-cell>
          <table:table-cell table:formula="of:=[.G5]/5000000" office:value-type="float" office:value="-0.0231700415643752">
            <text:p>-0.02</text:p>
          </table:table-cell>
          <table:table-cell table:style-name="ce2" table:formula="of:=15-[.H5]" office:value-type="float" office:value="15.0231700415644">
            <text:p>15.023</text:p>
          </table:table-cell>
          <table:table-cell office:value-type="float" office:value="465">
            <text:p>465</text:p>
          </table:table-cell>
          <table:table-cell/>
          <table:table-cell office:value-type="float" office:value="6.1">
            <text:p>6.10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R</text:p>
          </table:table-cell>
          <table:table-cell table:style-name="ce1" office:value-type="float" office:value="8.3">
            <text:p>8.30E+000</text:p>
          </table:table-cell>
          <table:table-cell table:style-name="ce1" table:formula="of:=[.C5]" office:value-type="float" office:value="212272.5">
            <text:p>2.12E+005</text:p>
          </table:table-cell>
          <table:table-cell table:style-name="ce1" table:formula="of:=[.D5]" office:value-type="float" office:value="1663.75">
            <text:p>1.66E+003</text:p>
          </table:table-cell>
          <table:table-cell table:style-name="ce1" table:formula="of:=[.E5]" office:value-type="float" office:value="0.001672">
            <text:p>1.67E-003</text:p>
          </table:table-cell>
          <table:table-cell table:style-name="ce3" office:value-type="float" office:value="0.006">
            <text:p>0.0060000</text:p>
          </table:table-cell>
          <table:table-cell table:style-name="ce5" table:formula="of:=[.C6]/([.F6]-[.E6])-[.D6]/([.F6]*[.F6])" office:value-type="float" office:value="2831048.46991169">
            <text:p>2831048.5</text:p>
          </table:table-cell>
          <table:table-cell table:formula="of:=[.G6]/5000000" office:value-type="float" office:value="0.566209693982337">
            <text:p>0.57</text:p>
          </table:table-cell>
          <table:table-cell table:style-name="ce2" table:formula="of:=15-[.H6]" office:value-type="float" office:value="14.4337903060177">
            <text:p>14.434</text:p>
          </table:table-cell>
          <table:table-cell office:value-type="float" office:value="555">
            <text:p>555</text:p>
          </table:table-cell>
          <table:table-cell table:number-columns-repeated="3"/>
        </table:table-row>
        <table:table-row table:style-name="ro2">
          <table:table-cell office:value-type="string">
            <text:p>T</text:p>
          </table:table-cell>
          <table:table-cell table:style-name="ce1" office:value-type="float" office:value="465">
            <text:p>4.65E+002</text:p>
          </table:table-cell>
          <table:table-cell table:style-name="ce1" table:formula="of:=[.C6]" office:value-type="float" office:value="212272.5">
            <text:p>2.12E+005</text:p>
          </table:table-cell>
          <table:table-cell table:style-name="ce1" table:formula="of:=[.D6]" office:value-type="float" office:value="1663.75">
            <text:p>1.66E+003</text:p>
          </table:table-cell>
          <table:table-cell table:style-name="ce1" table:formula="of:=[.E6]" office:value-type="float" office:value="0.001672">
            <text:p>1.67E-003</text:p>
          </table:table-cell>
          <table:table-cell table:style-name="ce3" office:value-type="float" office:value="0.007">
            <text:p>0.0070000</text:p>
          </table:table-cell>
          <table:table-cell table:style-name="ce5" table:formula="of:=[.C7]/([.F7]-[.E7])-[.D7]/([.F7]*[.F7])" office:value-type="float" office:value="5886853.05203162">
            <text:p>5886853.1</text:p>
          </table:table-cell>
          <table:table-cell table:formula="of:=[.G7]/5000000" office:value-type="float" office:value="1.17737061040632">
            <text:p>1.18</text:p>
          </table:table-cell>
          <table:table-cell table:style-name="ce2" table:formula="of:=15-[.H7]" office:value-type="float" office:value="13.8226293895937">
            <text:p>13.823</text:p>
          </table:table-cell>
          <table:table-cell office:value-type="float" office:value="647">
            <text:p>647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7]" office:value-type="float" office:value="212272.5">
            <text:p>2.12E+005</text:p>
          </table:table-cell>
          <table:table-cell table:style-name="ce1" table:formula="of:=[.D7]" office:value-type="float" office:value="1663.75">
            <text:p>1.66E+003</text:p>
          </table:table-cell>
          <table:table-cell table:style-name="ce1" table:formula="of:=[.E7]" office:value-type="float" office:value="0.001672">
            <text:p>1.67E-003</text:p>
          </table:table-cell>
          <table:table-cell table:style-name="ce4" office:value-type="float" office:value="0.008">
            <text:p>0.00800000</text:p>
          </table:table-cell>
          <table:table-cell table:style-name="ce5" table:formula="of:=[.C8]/([.F8]-[.E8])-[.D8]/([.F8]*[.F8])" office:value-type="float" office:value="7548865.16276865">
            <text:p>7548865.2</text:p>
          </table:table-cell>
          <table:table-cell table:formula="of:=[.G8]/5000000" office:value-type="float" office:value="1.50977303255373">
            <text:p>1.51</text:p>
          </table:table-cell>
          <table:table-cell table:style-name="ce2" table:formula="of:=15-[.H8]" office:value-type="float" office:value="13.4902269674463">
            <text:p>13.490</text:p>
          </table:table-cell>
          <table:table-cell office:value-type="float" office:value="740">
            <text:p>740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8]" office:value-type="float" office:value="212272.5">
            <text:p>2.12E+005</text:p>
          </table:table-cell>
          <table:table-cell table:style-name="ce1" table:formula="of:=[.D8]" office:value-type="float" office:value="1663.75">
            <text:p>1.66E+003</text:p>
          </table:table-cell>
          <table:table-cell table:style-name="ce1" table:formula="of:=[.E8]" office:value-type="float" office:value="0.001672">
            <text:p>1.67E-003</text:p>
          </table:table-cell>
          <table:table-cell table:style-name="ce4" office:value-type="float" office:value="0.009">
            <text:p>0.00900000</text:p>
          </table:table-cell>
          <table:table-cell table:style-name="ce5" table:formula="of:=[.C9]/([.F9]-[.E9])-[.D9]/([.F9]*[.F9])" office:value-type="float" office:value="8427193.68294787">
            <text:p>8427193.7</text:p>
          </table:table-cell>
          <table:table-cell table:formula="of:=[.G9]/5000000" office:value-type="float" office:value="1.68543873658957">
            <text:p>1.69</text:p>
          </table:table-cell>
          <table:table-cell table:style-name="ce2" table:formula="of:=15-[.H9]" office:value-type="float" office:value="13.3145612634104">
            <text:p>13.315</text:p>
          </table:table-cell>
          <table:table-cell office:value-type="float" office:value="830">
            <text:p>830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" table:formula="of:=[.C9]" office:value-type="float" office:value="212272.5">
            <text:p>2.12E+005</text:p>
          </table:table-cell>
          <table:table-cell table:style-name="ce1" table:formula="of:=[.D9]" office:value-type="float" office:value="1663.75">
            <text:p>1.66E+003</text:p>
          </table:table-cell>
          <table:table-cell table:style-name="ce1" table:formula="of:=[.E9]" office:value-type="float" office:value="0.001672">
            <text:p>1.67E-003</text:p>
          </table:table-cell>
          <table:table-cell table:style-name="ce4" office:value-type="float" office:value="0.01">
            <text:p>0.01000000</text:p>
          </table:table-cell>
          <table:table-cell table:style-name="ce5" table:formula="of:=[.C10]/([.F10]-[.E10])-[.D10]/([.F10]*[.F10])" office:value-type="float" office:value="8851512.96829971">
            <text:p>8851513.0</text:p>
          </table:table-cell>
          <table:table-cell table:formula="of:=[.G10]/5000000" office:value-type="float" office:value="1.77030259365994">
            <text:p>1.77</text:p>
          </table:table-cell>
          <table:table-cell table:style-name="ce2" table:formula="of:=15-[.H10]" office:value-type="float" office:value="13.2296974063401">
            <text:p>13.230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0]" office:value-type="float" office:value="212272.5">
            <text:p>2.12E+005</text:p>
          </table:table-cell>
          <table:table-cell table:style-name="ce1" table:formula="of:=[.D10]" office:value-type="float" office:value="1663.75">
            <text:p>1.66E+003</text:p>
          </table:table-cell>
          <table:table-cell table:style-name="ce1" table:formula="of:=[.E10]" office:value-type="float" office:value="0.001672">
            <text:p>1.67E-003</text:p>
          </table:table-cell>
          <table:table-cell table:style-name="ce4" office:value-type="float" office:value="0.02">
            <text:p>0.02000000</text:p>
          </table:table-cell>
          <table:table-cell table:style-name="ce5" table:formula="of:=[.C11]/([.F11]-[.E11])-[.D11]/([.F11]*[.F11])" office:value-type="float" office:value="7422494.27106067">
            <text:p>7422494.3</text:p>
          </table:table-cell>
          <table:table-cell table:formula="of:=[.G11]/5000000" office:value-type="float" office:value="1.48449885421213">
            <text:p>1.48</text:p>
          </table:table-cell>
          <table:table-cell table:style-name="ce2" table:formula="of:=15-[.H11]" office:value-type="float" office:value="13.5155011457879">
            <text:p>13.516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1]" office:value-type="float" office:value="212272.5">
            <text:p>2.12E+005</text:p>
          </table:table-cell>
          <table:table-cell table:style-name="ce1" table:formula="of:=[.D11]" office:value-type="float" office:value="1663.75">
            <text:p>1.66E+003</text:p>
          </table:table-cell>
          <table:table-cell table:style-name="ce1" table:formula="of:=[.E11]" office:value-type="float" office:value="0.001672">
            <text:p>1.67E-003</text:p>
          </table:table-cell>
          <table:table-cell table:style-name="ce4" office:value-type="float" office:value="0.03">
            <text:p>0.03000000</text:p>
          </table:table-cell>
          <table:table-cell table:style-name="ce5" table:formula="of:=[.C12]/([.F12]-[.E12])-[.D12]/([.F12]*[.F12])" office:value-type="float" office:value="5644769.9959208">
            <text:p>5644770.0</text:p>
          </table:table-cell>
          <table:table-cell table:formula="of:=[.G12]/5000000" office:value-type="float" office:value="1.12895399918416">
            <text:p>1.13</text:p>
          </table:table-cell>
          <table:table-cell table:style-name="ce2" table:formula="of:=15-[.H12]" office:value-type="float" office:value="13.8710460008158">
            <text:p>13.871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2]" office:value-type="float" office:value="212272.5">
            <text:p>2.12E+005</text:p>
          </table:table-cell>
          <table:table-cell table:style-name="ce1" table:formula="of:=[.D12]" office:value-type="float" office:value="1663.75">
            <text:p>1.66E+003</text:p>
          </table:table-cell>
          <table:table-cell table:style-name="ce1" table:formula="of:=[.E12]" office:value-type="float" office:value="0.001672">
            <text:p>1.67E-003</text:p>
          </table:table-cell>
          <table:table-cell table:style-name="ce4" office:value-type="float" office:value="0.04">
            <text:p>0.04000000</text:p>
          </table:table-cell>
          <table:table-cell table:style-name="ce5" table:formula="of:=[.C13]/([.F13]-[.E13])-[.D13]/([.F13]*[.F13])" office:value-type="float" office:value="4498470.27629931">
            <text:p>4498470.3</text:p>
          </table:table-cell>
          <table:table-cell table:formula="of:=[.G13]/5000000" office:value-type="float" office:value="0.899694055259862">
            <text:p>0.9</text:p>
          </table:table-cell>
          <table:table-cell table:style-name="ce2" table:formula="of:=15-[.H13]" office:value-type="float" office:value="14.1003059447401">
            <text:p>14.100</text:p>
          </table:table-cell>
          <table:table-cell table:number-columns-repeated="2"/>
          <table:table-cell table:formula="of:=258/175" office:value-type="float" office:value="1.47428571428571">
            <text:p>1.474</text:p>
          </table:table-cell>
          <table:table-cell/>
        </table:table-row>
        <table:table-row table:style-name="ro2">
          <table:table-cell/>
          <table:table-cell table:style-name="ce1"/>
          <table:table-cell table:style-name="ce1" table:formula="of:=[.C13]" office:value-type="float" office:value="212272.5">
            <text:p>2.12E+005</text:p>
          </table:table-cell>
          <table:table-cell table:style-name="ce1" table:formula="of:=[.D13]" office:value-type="float" office:value="1663.75">
            <text:p>1.66E+003</text:p>
          </table:table-cell>
          <table:table-cell table:style-name="ce1" table:formula="of:=[.E13]" office:value-type="float" office:value="0.001672">
            <text:p>1.67E-003</text:p>
          </table:table-cell>
          <table:table-cell table:style-name="ce4" office:value-type="float" office:value="0.05">
            <text:p>0.05000000</text:p>
          </table:table-cell>
          <table:table-cell table:style-name="ce5" table:formula="of:=[.C14]/([.F14]-[.E14])-[.D14]/([.F14]*[.F14])" office:value-type="float" office:value="3726829.49842741">
            <text:p>3726829.5</text:p>
          </table:table-cell>
          <table:table-cell table:formula="of:=[.G14]/5000000" office:value-type="float" office:value="0.745365899685483">
            <text:p>0.75</text:p>
          </table:table-cell>
          <table:table-cell table:style-name="ce2" table:formula="of:=15-[.H14]" office:value-type="float" office:value="14.2546341003145">
            <text:p>14.255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4]" office:value-type="float" office:value="212272.5">
            <text:p>2.12E+005</text:p>
          </table:table-cell>
          <table:table-cell table:style-name="ce1" table:formula="of:=[.D14]" office:value-type="float" office:value="1663.75">
            <text:p>1.66E+003</text:p>
          </table:table-cell>
          <table:table-cell table:style-name="ce1" table:formula="of:=[.E14]" office:value-type="float" office:value="0.001672">
            <text:p>1.67E-003</text:p>
          </table:table-cell>
          <table:table-cell table:style-name="ce4" office:value-type="float" office:value="0.06">
            <text:p>0.06000000</text:p>
          </table:table-cell>
          <table:table-cell table:style-name="ce5" table:formula="of:=[.C15]/([.F15]-[.E15])-[.D15]/([.F15]*[.F15])" office:value-type="float" office:value="3177137.10015392">
            <text:p>3177137.1</text:p>
          </table:table-cell>
          <table:table-cell table:formula="of:=[.G15]/5000000" office:value-type="float" office:value="0.635427420030784">
            <text:p>0.64</text:p>
          </table:table-cell>
          <table:table-cell table:style-name="ce2" table:formula="of:=15-[.H15]" office:value-type="float" office:value="14.3645725799692">
            <text:p>14.365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5]" office:value-type="float" office:value="212272.5">
            <text:p>2.12E+005</text:p>
          </table:table-cell>
          <table:table-cell table:style-name="ce1" table:formula="of:=[.D15]" office:value-type="float" office:value="1663.75">
            <text:p>1.66E+003</text:p>
          </table:table-cell>
          <table:table-cell table:style-name="ce1" table:formula="of:=[.E15]" office:value-type="float" office:value="0.001672">
            <text:p>1.67E-003</text:p>
          </table:table-cell>
          <table:table-cell table:style-name="ce4" office:value-type="float" office:value="0.07">
            <text:p>0.07000000</text:p>
          </table:table-cell>
          <table:table-cell table:style-name="ce5" table:formula="of:=[.C16]/([.F16]-[.E16])-[.D16]/([.F16]*[.F16])" office:value-type="float" office:value="2767128.48469209">
            <text:p>2767128.5</text:p>
          </table:table-cell>
          <table:table-cell table:formula="of:=[.G16]/5000000" office:value-type="float" office:value="0.553425696938417">
            <text:p>0.55</text:p>
          </table:table-cell>
          <table:table-cell table:style-name="ce2" table:formula="of:=15-[.H16]" office:value-type="float" office:value="14.4465743030616">
            <text:p>14.447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6]" office:value-type="float" office:value="212272.5">
            <text:p>2.12E+005</text:p>
          </table:table-cell>
          <table:table-cell table:style-name="ce1" table:formula="of:=[.D16]" office:value-type="float" office:value="1663.75">
            <text:p>1.66E+003</text:p>
          </table:table-cell>
          <table:table-cell table:style-name="ce1" table:formula="of:=[.E16]" office:value-type="float" office:value="0.001672">
            <text:p>1.67E-003</text:p>
          </table:table-cell>
          <table:table-cell table:style-name="ce4" office:value-type="float" office:value="0.08">
            <text:p>0.08000000</text:p>
          </table:table-cell>
          <table:table-cell table:style-name="ce5" table:formula="of:=[.C17]/([.F17]-[.E17])-[.D17]/([.F17]*[.F17])" office:value-type="float" office:value="2450085.27841257">
            <text:p>2450085.3</text:p>
          </table:table-cell>
          <table:table-cell table:formula="of:=[.G17]/5000000" office:value-type="float" office:value="0.490017055682515">
            <text:p>0.49</text:p>
          </table:table-cell>
          <table:table-cell table:style-name="ce2" table:formula="of:=15-[.H17]" office:value-type="float" office:value="14.5099829443175">
            <text:p>14.510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7]" office:value-type="float" office:value="212272.5">
            <text:p>2.12E+005</text:p>
          </table:table-cell>
          <table:table-cell table:style-name="ce1" table:formula="of:=[.D17]" office:value-type="float" office:value="1663.75">
            <text:p>1.66E+003</text:p>
          </table:table-cell>
          <table:table-cell table:style-name="ce1" table:formula="of:=[.E17]" office:value-type="float" office:value="0.001672">
            <text:p>1.67E-003</text:p>
          </table:table-cell>
          <table:table-cell table:style-name="ce4" office:value-type="float" office:value="0.09">
            <text:p>0.09000000</text:p>
          </table:table-cell>
          <table:table-cell table:style-name="ce5" table:formula="of:=[.C18]/([.F18]-[.E18])-[.D18]/([.F18]*[.F18])" office:value-type="float" office:value="2197828.7717721">
            <text:p>2197828.8</text:p>
          </table:table-cell>
          <table:table-cell table:formula="of:=[.G18]/5000000" office:value-type="float" office:value="0.439565754354421">
            <text:p>0.44</text:p>
          </table:table-cell>
          <table:table-cell table:style-name="ce2" table:formula="of:=15-[.H18]" office:value-type="float" office:value="14.5604342456456">
            <text:p>14.560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8]" office:value-type="float" office:value="212272.5">
            <text:p>2.12E+005</text:p>
          </table:table-cell>
          <table:table-cell table:style-name="ce1" table:formula="of:=[.D18]" office:value-type="float" office:value="1663.75">
            <text:p>1.66E+003</text:p>
          </table:table-cell>
          <table:table-cell table:style-name="ce1" table:formula="of:=[.E18]" office:value-type="float" office:value="0.001672">
            <text:p>1.67E-003</text:p>
          </table:table-cell>
          <table:table-cell table:style-name="ce4" office:value-type="float" office:value="0.1">
            <text:p>0.10000000</text:p>
          </table:table-cell>
          <table:table-cell table:style-name="ce5" table:formula="of:=[.C19]/([.F19]-[.E19])-[.D19]/([.F19]*[.F19])" office:value-type="float" office:value="1992445.47839883">
            <text:p>1992445.5</text:p>
          </table:table-cell>
          <table:table-cell table:formula="of:=[.G19]/5000000" office:value-type="float" office:value="0.398489095679766">
            <text:p>0.4</text:p>
          </table:table-cell>
          <table:table-cell table:style-name="ce2" table:formula="of:=15-[.H19]" office:value-type="float" office:value="14.6015109043202">
            <text:p>14.602</text:p>
          </table:table-cell>
          <table:table-cell table:number-columns-repeated="4"/>
        </table:table-row>
        <table:table-row table:style-name="ro2" table:number-rows-repeated="3">
          <table:table-cell/>
          <table:table-cell table:style-name="ce1" table:number-columns-repeated="4"/>
          <table:table-cell table:style-name="ce4"/>
          <table:table-cell table:style-name="ce5"/>
          <table:table-cell/>
          <table:table-cell table:style-name="ce2"/>
          <table:table-cell table:number-columns-repeated="4"/>
        </table:table-row>
        <table:table-row table:style-name="ro2" table:number-rows-repeated="8">
          <table:table-cell/>
          <table:table-cell table:style-name="ce1" table:number-columns-repeated="5"/>
          <table:table-cell table:style-name="ce5"/>
          <table:table-cell/>
          <table:table-cell table:style-name="ce2"/>
          <table:table-cell table:number-columns-repeated="4"/>
        </table:table-row>
        <table:table-row table:style-name="ro2" table:number-rows-repeated="1048545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555" table:style-name="ta1" table:print="false">
        <table:table-column table:style-name="co1" table:number-columns-repeated="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column table:style-name="co1" table:default-cell-style-name="ce2"/>
        <table:table-column table:style-name="co1" table:default-cell-style-name="Default"/>
        <table:table-row table:style-name="ro2">
          <table:table-cell/>
          <table:table-cell table:style-name="ce1"/>
          <table:table-cell table:style-name="ce1" office:value-type="string">
            <text:p>nrT</text:p>
          </table:table-cell>
          <table:table-cell table:style-name="ce1" office:value-type="string">
            <text:p>ann</text:p>
          </table:table-cell>
          <table:table-cell table:style-name="ce1" office:value-type="string">
            <text:p>nb</text:p>
          </table:table-cell>
          <table:table-cell table:style-name="ce1" office:value-type="string">
            <text:p>V</text:p>
          </table:table-cell>
          <table:table-cell table:style-name="ce5" office:value-type="string">
            <text:p>p</text:p>
          </table:table-cell>
          <table:table-cell/>
          <table:table-cell table:style-name="ce2"/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B4]*[.B5]*[.B6]" office:value-type="float" office:value="0.0138776">
            <text:p>1.39E-002</text:p>
          </table:table-cell>
          <table:table-cell table:style-name="ce1" table:formula="of:=[.B2]*[.B4]*[.B4]" office:value-type="float" office:value="0">
            <text:p>0.00E+000</text:p>
          </table:table-cell>
          <table:table-cell table:style-name="ce1" table:formula="of:=[.B4]*[.B3]" office:value-type="float" office:value="0.00001672">
            <text:p>1.67E-005</text:p>
          </table:table-cell>
          <table:table-cell table:style-name="ce1" table:formula="of:=[.F3]*10^(([.L2]-1)/10)" office:value-type="float" office:value="0.00139958732257262">
            <text:p>1.40E-003</text:p>
          </table:table-cell>
          <table:table-cell table:style-name="ce5" table:formula="of:=[.C3]/([.F2]-[.E3])-[.D3]/([.F2]*[.F2])" office:value-type="float" office:value="-1779403021.7359">
            <text:p>-1779403021.7</text:p>
          </table:table-cell>
          <table:table-cell table:formula="of:=[.G2]/5000000" office:value-type="float" office:value="-355.88060434718">
            <text:p>-355.88</text:p>
          </table:table-cell>
          <table:table-cell table:style-name="ce2" table:formula="of:=15-[.H2]" office:value-type="float" office:value="370.88060434718">
            <text:p>370.881</text:p>
          </table:table-cell>
          <table:table-cell table:number-columns-repeated="2"/>
          <table:table-cell office:value-type="float" office:value="2.46">
            <text:p>2.460</text:p>
          </table:table-cell>
          <table:table-cell/>
        </table:table-row>
        <table:table-row table:style-name="ro2">
          <table:table-cell office:value-type="string">
            <text:p>a</text:p>
          </table:table-cell>
          <table:table-cell table:style-name="ce1" office:value-type="float" office:value="0.55">
            <text:p>5.50E-001</text:p>
          </table:table-cell>
          <table:table-cell table:style-name="ce1" table:formula="of:=[.B5]*[.B6]*[.B7]" office:value-type="float" office:value="253357.5">
            <text:p>2.53E+005</text:p>
          </table:table-cell>
          <table:table-cell table:style-name="ce1" table:formula="of:=[.B3]*[.B5]*[.B5]" office:value-type="float" office:value="1663.75">
            <text:p>1.66E+003</text:p>
          </table:table-cell>
          <table:table-cell table:style-name="ce1" table:formula="of:=[.B5]*[.B4]" office:value-type="float" office:value="0.001672">
            <text:p>1.67E-003</text:p>
          </table:table-cell>
          <table:table-cell table:style-name="ce4" office:value-type="float" office:value="0.001">
            <text:p>0.00100000</text:p>
          </table:table-cell>
          <table:table-cell table:style-name="ce5" table:formula="of:=[.C3]/([.F3]-[.E3])-[.D3]/([.F3]*[.F3])" office:value-type="float" office:value="-2040770089.28571">
            <text:p>-2040770089.3</text:p>
          </table:table-cell>
          <table:table-cell table:formula="of:=[.G3]/5000000" office:value-type="float" office:value="-408.154017857143">
            <text:p>-408.15</text:p>
          </table:table-cell>
          <table:table-cell table:style-name="ce2" table:formula="of:=15-[.H3]" office:value-type="float" office:value="423.154017857143">
            <text:p>423.154</text:p>
          </table:table-cell>
          <table:table-cell office:value-type="float" office:value="273">
            <text:p>273</text:p>
          </table:table-cell>
          <table:table-cell/>
          <table:table-cell office:value-type="float" office:value="2.46">
            <text:p>2.4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</text:p>
          </table:table-cell>
          <table:table-cell table:style-name="ce1" office:value-type="float" office:value="0.0000304">
            <text:p>3.04E-005</text:p>
          </table:table-cell>
          <table:table-cell table:style-name="ce1" table:formula="of:=[.C3]" office:value-type="float" office:value="253357.5">
            <text:p>2.53E+005</text:p>
          </table:table-cell>
          <table:table-cell table:style-name="ce1" table:formula="of:=[.D3]" office:value-type="float" office:value="1663.75">
            <text:p>1.66E+003</text:p>
          </table:table-cell>
          <table:table-cell table:style-name="ce1" table:formula="of:=[.E3]" office:value-type="float" office:value="0.001672">
            <text:p>1.67E-003</text:p>
          </table:table-cell>
          <table:table-cell table:style-name="ce4" office:value-type="float" office:value="0.0023">
            <text:p>0.00230000</text:p>
          </table:table-cell>
          <table:table-cell table:style-name="ce5" table:formula="of:=[.C4]/([.F4]-[.E4])-[.D4]/([.F4]*[.F4])" office:value-type="float" office:value="88927002.9378831">
            <text:p>88927002.9</text:p>
          </table:table-cell>
          <table:table-cell table:formula="of:=[.G4]/5000000" office:value-type="float" office:value="17.7854005875766">
            <text:p>17.79</text:p>
          </table:table-cell>
          <table:table-cell table:style-name="ce2" table:formula="of:=15-[.H4]" office:value-type="float" office:value="-2.78540058757663">
            <text:p>-2.785</text:p>
          </table:table-cell>
          <table:table-cell office:value-type="float" office:value="373">
            <text:p>373</text:p>
          </table:table-cell>
          <table:table-cell table:number-columns-repeated="3"/>
        </table:table-row>
        <table:table-row table:style-name="ro2">
          <table:table-cell office:value-type="string">
            <text:p>n</text:p>
          </table:table-cell>
          <table:table-cell table:style-name="ce1" office:value-type="float" office:value="55">
            <text:p>5.50E+001</text:p>
          </table:table-cell>
          <table:table-cell table:style-name="ce1" table:formula="of:=[.C4]" office:value-type="float" office:value="253357.5">
            <text:p>2.53E+005</text:p>
          </table:table-cell>
          <table:table-cell table:style-name="ce1" table:formula="of:=[.D4]" office:value-type="float" office:value="1663.75">
            <text:p>1.66E+003</text:p>
          </table:table-cell>
          <table:table-cell table:style-name="ce1" table:formula="of:=[.E4]" office:value-type="float" office:value="0.001672">
            <text:p>1.67E-003</text:p>
          </table:table-cell>
          <table:table-cell table:style-name="ce4" office:value-type="float" office:value="0.003">
            <text:p>0.00300000</text:p>
          </table:table-cell>
          <table:table-cell table:style-name="ce5" table:formula="of:=[.C5]/([.F5]-[.E5])-[.D5]/([.F5]*[.F5])" office:value-type="float" office:value="5920138.8888889">
            <text:p>5920138.9</text:p>
          </table:table-cell>
          <table:table-cell table:formula="of:=[.G5]/5000000" office:value-type="float" office:value="1.18402777777778">
            <text:p>1.18</text:p>
          </table:table-cell>
          <table:table-cell table:style-name="ce2" table:formula="of:=15-[.H5]" office:value-type="float" office:value="13.8159722222222">
            <text:p>13.816</text:p>
          </table:table-cell>
          <table:table-cell office:value-type="float" office:value="465">
            <text:p>465</text:p>
          </table:table-cell>
          <table:table-cell table:number-columns-repeated="3"/>
        </table:table-row>
        <table:table-row table:style-name="ro2">
          <table:table-cell office:value-type="string">
            <text:p>R</text:p>
          </table:table-cell>
          <table:table-cell table:style-name="ce1" office:value-type="float" office:value="8.3">
            <text:p>8.30E+000</text:p>
          </table:table-cell>
          <table:table-cell table:style-name="ce1" table:formula="of:=[.C5]" office:value-type="float" office:value="253357.5">
            <text:p>2.53E+005</text:p>
          </table:table-cell>
          <table:table-cell table:style-name="ce1" table:formula="of:=[.D5]" office:value-type="float" office:value="1663.75">
            <text:p>1.66E+003</text:p>
          </table:table-cell>
          <table:table-cell table:style-name="ce1" table:formula="of:=[.E5]" office:value-type="float" office:value="0.001672">
            <text:p>1.67E-003</text:p>
          </table:table-cell>
          <table:table-cell table:style-name="ce4" office:value-type="float" office:value="0.004">
            <text:p>0.00400000</text:p>
          </table:table-cell>
          <table:table-cell table:style-name="ce5" table:formula="of:=[.C6]/([.F6]-[.E6])-[.D6]/([.F6]*[.F6])" office:value-type="float" office:value="4846166.23711339">
            <text:p>4846166.2</text:p>
          </table:table-cell>
          <table:table-cell table:formula="of:=[.G6]/5000000" office:value-type="float" office:value="0.969233247422677">
            <text:p>0.97</text:p>
          </table:table-cell>
          <table:table-cell table:style-name="ce2" table:formula="of:=15-[.H6]" office:value-type="float" office:value="14.0307667525773">
            <text:p>14.031</text:p>
          </table:table-cell>
          <table:table-cell office:value-type="float" office:value="555">
            <text:p>555</text:p>
          </table:table-cell>
          <table:table-cell table:number-columns-repeated="3"/>
        </table:table-row>
        <table:table-row table:style-name="ro2">
          <table:table-cell office:value-type="string">
            <text:p>T</text:p>
          </table:table-cell>
          <table:table-cell table:style-name="ce1" office:value-type="float" office:value="555">
            <text:p>5.55E+002</text:p>
          </table:table-cell>
          <table:table-cell table:style-name="ce1" table:formula="of:=[.C6]" office:value-type="float" office:value="253357.5">
            <text:p>2.53E+005</text:p>
          </table:table-cell>
          <table:table-cell table:style-name="ce1" table:formula="of:=[.D6]" office:value-type="float" office:value="1663.75">
            <text:p>1.66E+003</text:p>
          </table:table-cell>
          <table:table-cell table:style-name="ce1" table:formula="of:=[.E6]" office:value-type="float" office:value="0.001672">
            <text:p>1.67E-003</text:p>
          </table:table-cell>
          <table:table-cell table:style-name="ce4" office:value-type="float" office:value="0.005">
            <text:p>0.00500000</text:p>
          </table:table-cell>
          <table:table-cell table:style-name="ce5" table:formula="of:=[.C7]/([.F7]-[.E7])-[.D7]/([.F7]*[.F7])" office:value-type="float" office:value="9579056.49038462">
            <text:p>9579056.5</text:p>
          </table:table-cell>
          <table:table-cell table:formula="of:=[.G7]/5000000" office:value-type="float" office:value="1.91581129807692">
            <text:p>1.92</text:p>
          </table:table-cell>
          <table:table-cell table:style-name="ce2" table:formula="of:=15-[.H7]" office:value-type="float" office:value="13.0841887019231">
            <text:p>13.084</text:p>
          </table:table-cell>
          <table:table-cell office:value-type="float" office:value="647">
            <text:p>647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7]" office:value-type="float" office:value="253357.5">
            <text:p>2.53E+005</text:p>
          </table:table-cell>
          <table:table-cell table:style-name="ce1" table:formula="of:=[.D7]" office:value-type="float" office:value="1663.75">
            <text:p>1.66E+003</text:p>
          </table:table-cell>
          <table:table-cell table:style-name="ce1" table:formula="of:=[.E7]" office:value-type="float" office:value="0.001672">
            <text:p>1.67E-003</text:p>
          </table:table-cell>
          <table:table-cell table:style-name="ce4" office:value-type="float" office:value="0.006">
            <text:p>0.00600000</text:p>
          </table:table-cell>
          <table:table-cell table:style-name="ce5" table:formula="of:=[.C8]/([.F8]-[.E8])-[.D8]/([.F8]*[.F8])" office:value-type="float" office:value="12323885.8081742">
            <text:p>12323885.8</text:p>
          </table:table-cell>
          <table:table-cell table:formula="of:=[.G8]/5000000" office:value-type="float" office:value="2.46477716163483">
            <text:p>2.46</text:p>
          </table:table-cell>
          <table:table-cell table:style-name="ce2" table:formula="of:=15-[.H8]" office:value-type="float" office:value="12.5352228383652">
            <text:p>12.535</text:p>
          </table:table-cell>
          <table:table-cell office:value-type="float" office:value="740">
            <text:p>740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8]" office:value-type="float" office:value="253357.5">
            <text:p>2.53E+005</text:p>
          </table:table-cell>
          <table:table-cell table:style-name="ce1" table:formula="of:=[.D8]" office:value-type="float" office:value="1663.75">
            <text:p>1.66E+003</text:p>
          </table:table-cell>
          <table:table-cell table:style-name="ce1" table:formula="of:=[.E8]" office:value-type="float" office:value="0.001672">
            <text:p>1.67E-003</text:p>
          </table:table-cell>
          <table:table-cell table:style-name="ce4" office:value-type="float" office:value="0.007">
            <text:p>0.00700000</text:p>
          </table:table-cell>
          <table:table-cell table:style-name="ce5" table:formula="of:=[.C9]/([.F9]-[.E9])-[.D9]/([.F9]*[.F9])" office:value-type="float" office:value="13598001.7006803">
            <text:p>13598001.7</text:p>
          </table:table-cell>
          <table:table-cell table:formula="of:=[.G9]/5000000" office:value-type="float" office:value="2.71960034013605">
            <text:p>2.72</text:p>
          </table:table-cell>
          <table:table-cell table:style-name="ce2" table:formula="of:=15-[.H9]" office:value-type="float" office:value="12.2803996598639">
            <text:p>12.280</text:p>
          </table:table-cell>
          <table:table-cell office:value-type="float" office:value="830">
            <text:p>830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" table:formula="of:=[.C9]" office:value-type="float" office:value="253357.5">
            <text:p>2.53E+005</text:p>
          </table:table-cell>
          <table:table-cell table:style-name="ce1" table:formula="of:=[.D9]" office:value-type="float" office:value="1663.75">
            <text:p>1.66E+003</text:p>
          </table:table-cell>
          <table:table-cell table:style-name="ce1" table:formula="of:=[.E9]" office:value-type="float" office:value="0.001672">
            <text:p>1.67E-003</text:p>
          </table:table-cell>
          <table:table-cell table:style-name="ce4" office:value-type="float" office:value="0.008">
            <text:p>0.00800000</text:p>
          </table:table-cell>
          <table:table-cell table:style-name="ce5" table:formula="of:=[.C10]/([.F10]-[.E10])-[.D10]/([.F10]*[.F10])" office:value-type="float" office:value="14041437.8555626">
            <text:p>14041437.9</text:p>
          </table:table-cell>
          <table:table-cell table:formula="of:=[.G10]/5000000" office:value-type="float" office:value="2.80828757111252">
            <text:p>2.81</text:p>
          </table:table-cell>
          <table:table-cell table:style-name="ce2" table:formula="of:=15-[.H10]" office:value-type="float" office:value="12.1917124288875">
            <text:p>12.192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0]" office:value-type="float" office:value="253357.5">
            <text:p>2.53E+005</text:p>
          </table:table-cell>
          <table:table-cell table:style-name="ce1" table:formula="of:=[.D10]" office:value-type="float" office:value="1663.75">
            <text:p>1.66E+003</text:p>
          </table:table-cell>
          <table:table-cell table:style-name="ce1" table:formula="of:=[.E10]" office:value-type="float" office:value="0.001672">
            <text:p>1.67E-003</text:p>
          </table:table-cell>
          <table:table-cell table:style-name="ce4" office:value-type="float" office:value="0.009">
            <text:p>0.00900000</text:p>
          </table:table-cell>
          <table:table-cell table:style-name="ce5" table:formula="of:=[.C11]/([.F11]-[.E11])-[.D11]/([.F11]*[.F11])" office:value-type="float" office:value="14033771.1938649">
            <text:p>14033771.2</text:p>
          </table:table-cell>
          <table:table-cell table:formula="of:=[.G11]/5000000" office:value-type="float" office:value="2.80675423877298">
            <text:p>2.81</text:p>
          </table:table-cell>
          <table:table-cell table:style-name="ce2" table:formula="of:=15-[.H11]" office:value-type="float" office:value="12.193245761227">
            <text:p>12.193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1]" office:value-type="float" office:value="253357.5">
            <text:p>2.53E+005</text:p>
          </table:table-cell>
          <table:table-cell table:style-name="ce1" table:formula="of:=[.D11]" office:value-type="float" office:value="1663.75">
            <text:p>1.66E+003</text:p>
          </table:table-cell>
          <table:table-cell table:style-name="ce1" table:formula="of:=[.E11]" office:value-type="float" office:value="0.001672">
            <text:p>1.67E-003</text:p>
          </table:table-cell>
          <table:table-cell table:style-name="ce4" office:value-type="float" office:value="0.01">
            <text:p>0.01000000</text:p>
          </table:table-cell>
          <table:table-cell table:style-name="ce5" table:formula="of:=[.C12]/([.F12]-[.E12])-[.D12]/([.F12]*[.F12])" office:value-type="float" office:value="13784870.3170029">
            <text:p>13784870.3</text:p>
          </table:table-cell>
          <table:table-cell table:formula="of:=[.G12]/5000000" office:value-type="float" office:value="2.75697406340058">
            <text:p>2.76</text:p>
          </table:table-cell>
          <table:table-cell table:style-name="ce2" table:formula="of:=15-[.H12]" office:value-type="float" office:value="12.2430259365994">
            <text:p>12.243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2]" office:value-type="float" office:value="253357.5">
            <text:p>2.53E+005</text:p>
          </table:table-cell>
          <table:table-cell table:style-name="ce1" table:formula="of:=[.D12]" office:value-type="float" office:value="1663.75">
            <text:p>1.66E+003</text:p>
          </table:table-cell>
          <table:table-cell table:style-name="ce1" table:formula="of:=[.E12]" office:value-type="float" office:value="0.001672">
            <text:p>1.67E-003</text:p>
          </table:table-cell>
          <table:table-cell table:style-name="ce4" office:value-type="float" office:value="0.02">
            <text:p>0.02000000</text:p>
          </table:table-cell>
          <table:table-cell table:style-name="ce5" table:formula="of:=[.C13]/([.F13]-[.E13])-[.D13]/([.F13]*[.F13])" office:value-type="float" office:value="9664146.38804016">
            <text:p>9664146.4</text:p>
          </table:table-cell>
          <table:table-cell table:formula="of:=[.G13]/5000000" office:value-type="float" office:value="1.93282927760803">
            <text:p>1.93</text:p>
          </table:table-cell>
          <table:table-cell table:style-name="ce2" table:formula="of:=15-[.H13]" office:value-type="float" office:value="13.067170722392">
            <text:p>13.067</text:p>
          </table:table-cell>
          <table:table-cell table:number-columns-repeated="2"/>
          <table:table-cell table:formula="of:=258/175" office:value-type="float" office:value="1.47428571428571">
            <text:p>1.474</text:p>
          </table:table-cell>
          <table:table-cell/>
        </table:table-row>
        <table:table-row table:style-name="ro2">
          <table:table-cell/>
          <table:table-cell table:style-name="ce1"/>
          <table:table-cell table:style-name="ce1" table:formula="of:=[.C13]" office:value-type="float" office:value="253357.5">
            <text:p>2.53E+005</text:p>
          </table:table-cell>
          <table:table-cell table:style-name="ce1" table:formula="of:=[.D13]" office:value-type="float" office:value="1663.75">
            <text:p>1.66E+003</text:p>
          </table:table-cell>
          <table:table-cell table:style-name="ce1" table:formula="of:=[.E13]" office:value-type="float" office:value="0.001672">
            <text:p>1.67E-003</text:p>
          </table:table-cell>
          <table:table-cell table:style-name="ce4" office:value-type="float" office:value="0.03">
            <text:p>0.03000000</text:p>
          </table:table-cell>
          <table:table-cell table:style-name="ce5" table:formula="of:=[.C14]/([.F14]-[.E14])-[.D14]/([.F14]*[.F14])" office:value-type="float" office:value="7095101.82308827">
            <text:p>7095101.8</text:p>
          </table:table-cell>
          <table:table-cell table:formula="of:=[.G14]/5000000" office:value-type="float" office:value="1.41902036461765">
            <text:p>1.42</text:p>
          </table:table-cell>
          <table:table-cell table:style-name="ce2" table:formula="of:=15-[.H14]" office:value-type="float" office:value="13.5809796353823">
            <text:p>13.581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4]" office:value-type="float" office:value="253357.5">
            <text:p>2.53E+005</text:p>
          </table:table-cell>
          <table:table-cell table:style-name="ce1" table:formula="of:=[.D14]" office:value-type="float" office:value="1663.75">
            <text:p>1.66E+003</text:p>
          </table:table-cell>
          <table:table-cell table:style-name="ce1" table:formula="of:=[.E14]" office:value-type="float" office:value="0.001672">
            <text:p>1.67E-003</text:p>
          </table:table-cell>
          <table:table-cell table:style-name="ce4" office:value-type="float" office:value="0.04">
            <text:p>0.04000000</text:p>
          </table:table-cell>
          <table:table-cell table:style-name="ce5" table:formula="of:=[.C15]/([.F15]-[.E15])-[.D15]/([.F15]*[.F15])" office:value-type="float" office:value="5570402.02332499">
            <text:p>5570402.0</text:p>
          </table:table-cell>
          <table:table-cell table:formula="of:=[.G15]/5000000" office:value-type="float" office:value="1.114080404665">
            <text:p>1.11</text:p>
          </table:table-cell>
          <table:table-cell table:style-name="ce2" table:formula="of:=15-[.H15]" office:value-type="float" office:value="13.885919595335">
            <text:p>13.886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5]" office:value-type="float" office:value="253357.5">
            <text:p>2.53E+005</text:p>
          </table:table-cell>
          <table:table-cell table:style-name="ce1" table:formula="of:=[.D15]" office:value-type="float" office:value="1663.75">
            <text:p>1.66E+003</text:p>
          </table:table-cell>
          <table:table-cell table:style-name="ce1" table:formula="of:=[.E15]" office:value-type="float" office:value="0.001672">
            <text:p>1.67E-003</text:p>
          </table:table-cell>
          <table:table-cell table:style-name="ce4" office:value-type="float" office:value="0.05">
            <text:p>0.05000000</text:p>
          </table:table-cell>
          <table:table-cell table:style-name="ce5" table:formula="of:=[.C16]/([.F16]-[.E16])-[.D16]/([.F16]*[.F16])" office:value-type="float" office:value="4576957.78844562">
            <text:p>4576957.8</text:p>
          </table:table-cell>
          <table:table-cell table:formula="of:=[.G16]/5000000" office:value-type="float" office:value="0.915391557689124">
            <text:p>0.92</text:p>
          </table:table-cell>
          <table:table-cell table:style-name="ce2" table:formula="of:=15-[.H16]" office:value-type="float" office:value="14.0846084423109">
            <text:p>14.085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6]" office:value-type="float" office:value="253357.5">
            <text:p>2.53E+005</text:p>
          </table:table-cell>
          <table:table-cell table:style-name="ce1" table:formula="of:=[.D16]" office:value-type="float" office:value="1663.75">
            <text:p>1.66E+003</text:p>
          </table:table-cell>
          <table:table-cell table:style-name="ce1" table:formula="of:=[.E16]" office:value-type="float" office:value="0.001672">
            <text:p>1.67E-003</text:p>
          </table:table-cell>
          <table:table-cell table:style-name="ce4" office:value-type="float" office:value="0.06">
            <text:p>0.06000000</text:p>
          </table:table-cell>
          <table:table-cell table:style-name="ce5" table:formula="of:=[.C17]/([.F17]-[.E17])-[.D17]/([.F17]*[.F17])" office:value-type="float" office:value="3881515.78620522">
            <text:p>3881515.8</text:p>
          </table:table-cell>
          <table:table-cell table:formula="of:=[.G17]/5000000" office:value-type="float" office:value="0.776303157241043">
            <text:p>0.78</text:p>
          </table:table-cell>
          <table:table-cell table:style-name="ce2" table:formula="of:=15-[.H17]" office:value-type="float" office:value="14.223696842759">
            <text:p>14.224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7]" office:value-type="float" office:value="253357.5">
            <text:p>2.53E+005</text:p>
          </table:table-cell>
          <table:table-cell table:style-name="ce1" table:formula="of:=[.D17]" office:value-type="float" office:value="1663.75">
            <text:p>1.66E+003</text:p>
          </table:table-cell>
          <table:table-cell table:style-name="ce1" table:formula="of:=[.E17]" office:value-type="float" office:value="0.001672">
            <text:p>1.67E-003</text:p>
          </table:table-cell>
          <table:table-cell table:style-name="ce4" office:value-type="float" office:value="0.07">
            <text:p>0.07000000</text:p>
          </table:table-cell>
          <table:table-cell table:style-name="ce5" table:formula="of:=[.C18]/([.F18]-[.E18])-[.D18]/([.F18]*[.F18])" office:value-type="float" office:value="3368419.3171473">
            <text:p>3368419.3</text:p>
          </table:table-cell>
          <table:table-cell table:formula="of:=[.G18]/5000000" office:value-type="float" office:value="0.67368386342946">
            <text:p>0.67</text:p>
          </table:table-cell>
          <table:table-cell table:style-name="ce2" table:formula="of:=15-[.H18]" office:value-type="float" office:value="14.3263161365705">
            <text:p>14.326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8]" office:value-type="float" office:value="253357.5">
            <text:p>2.53E+005</text:p>
          </table:table-cell>
          <table:table-cell table:style-name="ce1" table:formula="of:=[.D18]" office:value-type="float" office:value="1663.75">
            <text:p>1.66E+003</text:p>
          </table:table-cell>
          <table:table-cell table:style-name="ce1" table:formula="of:=[.E18]" office:value-type="float" office:value="0.001672">
            <text:p>1.67E-003</text:p>
          </table:table-cell>
          <table:table-cell table:style-name="ce4" office:value-type="float" office:value="0.08">
            <text:p>0.08000000</text:p>
          </table:table-cell>
          <table:table-cell table:style-name="ce5" table:formula="of:=[.C19]/([.F19]-[.E19])-[.D19]/([.F19]*[.F19])" office:value-type="float" office:value="2974610.35246017">
            <text:p>2974610.4</text:p>
          </table:table-cell>
          <table:table-cell table:formula="of:=[.G19]/5000000" office:value-type="float" office:value="0.594922070492034">
            <text:p>0.59</text:p>
          </table:table-cell>
          <table:table-cell table:style-name="ce2" table:formula="of:=15-[.H19]" office:value-type="float" office:value="14.405077929508">
            <text:p>14.405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9]" office:value-type="float" office:value="253357.5">
            <text:p>2.53E+005</text:p>
          </table:table-cell>
          <table:table-cell table:style-name="ce1" table:formula="of:=[.D19]" office:value-type="float" office:value="1663.75">
            <text:p>1.66E+003</text:p>
          </table:table-cell>
          <table:table-cell table:style-name="ce1" table:formula="of:=[.E19]" office:value-type="float" office:value="0.001672">
            <text:p>1.67E-003</text:p>
          </table:table-cell>
          <table:table-cell table:style-name="ce4" office:value-type="float" office:value="0.09">
            <text:p>0.09000000</text:p>
          </table:table-cell>
          <table:table-cell table:style-name="ce5" table:formula="of:=[.C20]/([.F20]-[.E20])-[.D20]/([.F20]*[.F20])" office:value-type="float" office:value="2662970.06332178">
            <text:p>2662970.1</text:p>
          </table:table-cell>
          <table:table-cell table:formula="of:=[.G20]/5000000" office:value-type="float" office:value="0.532594012664357">
            <text:p>0.53</text:p>
          </table:table-cell>
          <table:table-cell table:style-name="ce2" table:formula="of:=15-[.H20]" office:value-type="float" office:value="14.4674059873356">
            <text:p>14.467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20]" office:value-type="float" office:value="253357.5">
            <text:p>2.53E+005</text:p>
          </table:table-cell>
          <table:table-cell table:style-name="ce1" table:formula="of:=[.D20]" office:value-type="float" office:value="1663.75">
            <text:p>1.66E+003</text:p>
          </table:table-cell>
          <table:table-cell table:style-name="ce1" table:formula="of:=[.E20]" office:value-type="float" office:value="0.001672">
            <text:p>1.67E-003</text:p>
          </table:table-cell>
          <table:table-cell table:style-name="ce4" office:value-type="float" office:value="0.1">
            <text:p>0.10000000</text:p>
          </table:table-cell>
          <table:table-cell table:style-name="ce5" table:formula="of:=[.C21]/([.F21]-[.E21])-[.D21]/([.F21]*[.F21])" office:value-type="float" office:value="2410281.70002441">
            <text:p>2410281.7</text:p>
          </table:table-cell>
          <table:table-cell table:formula="of:=[.G21]/5000000" office:value-type="float" office:value="0.482056340004882">
            <text:p>0.48</text:p>
          </table:table-cell>
          <table:table-cell table:style-name="ce2" table:formula="of:=15-[.H21]" office:value-type="float" office:value="14.5179436599951">
            <text:p>14.518</text:p>
          </table:table-cell>
          <table:table-cell table:number-columns-repeated="4"/>
        </table:table-row>
        <table:table-row table:style-name="ro2" table:number-rows-repeated="6">
          <table:table-cell/>
          <table:table-cell table:style-name="ce1" table:number-columns-repeated="4"/>
          <table:table-cell table:style-name="ce4"/>
          <table:table-cell table:style-name="ce5"/>
          <table:table-cell/>
          <table:table-cell table:style-name="ce2"/>
          <table:table-cell table:number-columns-repeated="4"/>
        </table:table-row>
        <table:table-row table:style-name="ro2" table:number-rows-repeated="3">
          <table:table-cell/>
          <table:table-cell table:style-name="ce1" table:number-columns-repeated="5"/>
          <table:table-cell table:style-name="ce5"/>
          <table:table-cell/>
          <table:table-cell table:style-name="ce2"/>
          <table:table-cell table:number-columns-repeated="4"/>
        </table:table-row>
        <table:table-row table:style-name="ro2" table:number-rows-repeated="1048545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647" table:style-name="ta1" table:print="false">
        <table:table-column table:style-name="co1" table:number-columns-repeated="6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column table:style-name="co1" table:default-cell-style-name="ce2"/>
        <table:table-row table:style-name="ro2">
          <table:table-cell/>
          <table:table-cell table:style-name="ce1"/>
          <table:table-cell table:style-name="ce1" office:value-type="string">
            <text:p>nrT</text:p>
          </table:table-cell>
          <table:table-cell table:style-name="ce1" office:value-type="string">
            <text:p>ann</text:p>
          </table:table-cell>
          <table:table-cell table:style-name="ce1" office:value-type="string">
            <text:p>nb</text:p>
          </table:table-cell>
          <table:table-cell table:style-name="ce1" office:value-type="string">
            <text:p>V</text:p>
          </table:table-cell>
          <table:table-cell table:style-name="ce5" office:value-type="string">
            <text:p>p</text:p>
          </table:table-cell>
          <table:table-cell/>
          <table:table-cell table:style-name="ce2"/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B4]*[.B5]*[.B6]" office:value-type="float" office:value="0.0138776">
            <text:p>1.39E-002</text:p>
          </table:table-cell>
          <table:table-cell table:style-name="ce1" table:formula="of:=[.B2]*[.B4]*[.B4]" office:value-type="float" office:value="0">
            <text:p>0.00E+000</text:p>
          </table:table-cell>
          <table:table-cell table:style-name="ce1" table:formula="of:=[.B4]*[.B3]" office:value-type="float" office:value="0.00001672">
            <text:p>1.67E-005</text:p>
          </table:table-cell>
          <table:table-cell table:style-name="ce1" table:formula="of:=[.F3]*10^(([.L2]-1)/10)" office:value-type="float" office:value="0.00154170045294956">
            <text:p>1.54E-003</text:p>
          </table:table-cell>
          <table:table-cell table:style-name="ce5" table:formula="of:=[.C3]/([.F2]-[.E3])-[.D3]/([.F2]*[.F2])" office:value-type="float" office:value="-2966726266.57741">
            <text:p>-2966726266.6</text:p>
          </table:table-cell>
          <table:table-cell table:formula="of:=[.G2]/5000000" office:value-type="float" office:value="-593.345253315482">
            <text:p>-593.35</text:p>
          </table:table-cell>
          <table:table-cell table:style-name="ce2" table:formula="of:=15-[.H2]" office:value-type="float" office:value="608.345253315482">
            <text:p>608.345</text:p>
          </table:table-cell>
          <table:table-cell table:number-columns-repeated="2"/>
          <table:table-cell office:value-type="float" office:value="2.88">
            <text:p>2.880</text:p>
          </table:table-cell>
        </table:table-row>
        <table:table-row table:style-name="ro2">
          <table:table-cell office:value-type="string">
            <text:p>a</text:p>
          </table:table-cell>
          <table:table-cell table:style-name="ce1" office:value-type="float" office:value="0.55">
            <text:p>5.50E-001</text:p>
          </table:table-cell>
          <table:table-cell table:style-name="ce1" table:formula="of:=[.B5]*[.B6]*[.B7]" office:value-type="float" office:value="295355.5">
            <text:p>2.95E+005</text:p>
          </table:table-cell>
          <table:table-cell table:style-name="ce1" table:formula="of:=[.B3]*[.B5]*[.B5]" office:value-type="float" office:value="1663.75">
            <text:p>1.66E+003</text:p>
          </table:table-cell>
          <table:table-cell table:style-name="ce1" table:formula="of:=[.B5]*[.B4]" office:value-type="float" office:value="0.001672">
            <text:p>1.67E-003</text:p>
          </table:table-cell>
          <table:table-cell table:style-name="ce4" office:value-type="float" office:value="0.001">
            <text:p>0.00100000</text:p>
          </table:table-cell>
          <table:table-cell table:style-name="ce5" table:formula="of:=[.C3]/([.F3]-[.E3])-[.D3]/([.F3]*[.F3])" office:value-type="float" office:value="-2103267113.09524">
            <text:p>-2103267113.1</text:p>
          </table:table-cell>
          <table:table-cell table:formula="of:=[.G3]/5000000" office:value-type="float" office:value="-420.653422619048">
            <text:p>-420.65</text:p>
          </table:table-cell>
          <table:table-cell table:style-name="ce2" table:formula="of:=15-[.H3]" office:value-type="float" office:value="435.653422619048">
            <text:p>435.653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2">
          <table:table-cell office:value-type="string">
            <text:p>b</text:p>
          </table:table-cell>
          <table:table-cell table:style-name="ce1" office:value-type="float" office:value="0.0000304">
            <text:p>3.04E-005</text:p>
          </table:table-cell>
          <table:table-cell table:style-name="ce1" table:formula="of:=[.C3]" office:value-type="float" office:value="295355.5">
            <text:p>2.95E+005</text:p>
          </table:table-cell>
          <table:table-cell table:style-name="ce1" table:formula="of:=[.D3]" office:value-type="float" office:value="1663.75">
            <text:p>1.66E+003</text:p>
          </table:table-cell>
          <table:table-cell table:style-name="ce1" table:formula="of:=[.E3]" office:value-type="float" office:value="0.001672">
            <text:p>1.67E-003</text:p>
          </table:table-cell>
          <table:table-cell table:style-name="ce4" office:value-type="float" office:value="0.00258">
            <text:p>0.00258000</text:p>
          </table:table-cell>
          <table:table-cell table:style-name="ce5" table:formula="of:=[.C4]/([.F4]-[.E4])-[.D4]/([.F4]*[.F4])" office:value-type="float" office:value="75333968.6398993">
            <text:p>75333968.6</text:p>
          </table:table-cell>
          <table:table-cell table:formula="of:=[.G4]/5000000" office:value-type="float" office:value="15.0667937279799">
            <text:p>15.07</text:p>
          </table:table-cell>
          <table:table-cell table:style-name="ce2" table:formula="of:=15-[.H4]" office:value-type="float" office:value="-0.0667937279798618">
            <text:p>-0.067</text:p>
          </table:table-cell>
          <table:table-cell office:value-type="float" office:value="373">
            <text:p>373</text:p>
          </table:table-cell>
          <table:table-cell table:number-columns-repeated="2"/>
        </table:table-row>
        <table:table-row table:style-name="ro2">
          <table:table-cell office:value-type="string">
            <text:p>n</text:p>
          </table:table-cell>
          <table:table-cell table:style-name="ce1" office:value-type="float" office:value="55">
            <text:p>5.50E+001</text:p>
          </table:table-cell>
          <table:table-cell table:style-name="ce1" table:formula="of:=[.C4]" office:value-type="float" office:value="295355.5">
            <text:p>2.95E+005</text:p>
          </table:table-cell>
          <table:table-cell table:style-name="ce1" table:formula="of:=[.D4]" office:value-type="float" office:value="1663.75">
            <text:p>1.66E+003</text:p>
          </table:table-cell>
          <table:table-cell table:style-name="ce1" table:formula="of:=[.E4]" office:value-type="float" office:value="0.001672">
            <text:p>1.67E-003</text:p>
          </table:table-cell>
          <table:table-cell table:style-name="ce4" office:value-type="float" office:value="0.003">
            <text:p>0.00300000</text:p>
          </table:table-cell>
          <table:table-cell table:style-name="ce5" table:formula="of:=[.C5]/([.F5]-[.E5])-[.D5]/([.F5]*[.F5])" office:value-type="float" office:value="37545138.8888889">
            <text:p>37545138.9</text:p>
          </table:table-cell>
          <table:table-cell table:formula="of:=[.G5]/5000000" office:value-type="float" office:value="7.50902777777779">
            <text:p>7.51</text:p>
          </table:table-cell>
          <table:table-cell table:style-name="ce2" table:formula="of:=15-[.H5]" office:value-type="float" office:value="7.49097222222222">
            <text:p>7.491</text:p>
          </table:table-cell>
          <table:table-cell office:value-type="float" office:value="465">
            <text:p>465</text:p>
          </table:table-cell>
          <table:table-cell table:number-columns-repeated="2"/>
        </table:table-row>
        <table:table-row table:style-name="ro2">
          <table:table-cell office:value-type="string">
            <text:p>R</text:p>
          </table:table-cell>
          <table:table-cell table:style-name="ce1" office:value-type="float" office:value="8.3">
            <text:p>8.30E+000</text:p>
          </table:table-cell>
          <table:table-cell table:style-name="ce1" table:formula="of:=[.C5]" office:value-type="float" office:value="295355.5">
            <text:p>2.95E+005</text:p>
          </table:table-cell>
          <table:table-cell table:style-name="ce1" table:formula="of:=[.D5]" office:value-type="float" office:value="1663.75">
            <text:p>1.66E+003</text:p>
          </table:table-cell>
          <table:table-cell table:style-name="ce1" table:formula="of:=[.E5]" office:value-type="float" office:value="0.001672">
            <text:p>1.67E-003</text:p>
          </table:table-cell>
          <table:table-cell table:style-name="ce4" office:value-type="float" office:value="0.004">
            <text:p>0.00400000</text:p>
          </table:table-cell>
          <table:table-cell table:style-name="ce5" table:formula="of:=[.C6]/([.F6]-[.E6])-[.D6]/([.F6]*[.F6])" office:value-type="float" office:value="22886544.2439862">
            <text:p>22886544.2</text:p>
          </table:table-cell>
          <table:table-cell table:formula="of:=[.G6]/5000000" office:value-type="float" office:value="4.57730884879725">
            <text:p>4.58</text:p>
          </table:table-cell>
          <table:table-cell table:style-name="ce2" table:formula="of:=15-[.H6]" office:value-type="float" office:value="10.4226911512028">
            <text:p>10.423</text:p>
          </table:table-cell>
          <table:table-cell office:value-type="float" office:value="555">
            <text:p>555</text:p>
          </table:table-cell>
          <table:table-cell table:number-columns-repeated="2"/>
        </table:table-row>
        <table:table-row table:style-name="ro2">
          <table:table-cell office:value-type="string">
            <text:p>T</text:p>
          </table:table-cell>
          <table:table-cell table:style-name="ce1" office:value-type="float" office:value="647">
            <text:p>6.47E+002</text:p>
          </table:table-cell>
          <table:table-cell table:style-name="ce1" table:formula="of:=[.C6]" office:value-type="float" office:value="295355.5">
            <text:p>2.95E+005</text:p>
          </table:table-cell>
          <table:table-cell table:style-name="ce1" table:formula="of:=[.D6]" office:value-type="float" office:value="1663.75">
            <text:p>1.66E+003</text:p>
          </table:table-cell>
          <table:table-cell table:style-name="ce1" table:formula="of:=[.E6]" office:value-type="float" office:value="0.001672">
            <text:p>1.67E-003</text:p>
          </table:table-cell>
          <table:table-cell table:style-name="ce4" office:value-type="float" office:value="0.005">
            <text:p>0.00500000</text:p>
          </table:table-cell>
          <table:table-cell table:style-name="ce5" table:formula="of:=[.C7]/([.F7]-[.E7])-[.D7]/([.F7]*[.F7])" office:value-type="float" office:value="22198647.8365385">
            <text:p>22198647.8</text:p>
          </table:table-cell>
          <table:table-cell table:formula="of:=[.G7]/5000000" office:value-type="float" office:value="4.43972956730769">
            <text:p>4.44</text:p>
          </table:table-cell>
          <table:table-cell table:style-name="ce2" table:formula="of:=15-[.H7]" office:value-type="float" office:value="10.5602704326923">
            <text:p>10.560</text:p>
          </table:table-cell>
          <table:table-cell office:value-type="float" office:value="647">
            <text:p>647</text:p>
          </table:table-cell>
          <table:table-cell table:number-columns-repeated="2"/>
        </table:table-row>
        <table:table-row table:style-name="ro2">
          <table:table-cell/>
          <table:table-cell table:style-name="ce1"/>
          <table:table-cell table:style-name="ce1" table:formula="of:=[.C7]" office:value-type="float" office:value="295355.5">
            <text:p>2.95E+005</text:p>
          </table:table-cell>
          <table:table-cell table:style-name="ce1" table:formula="of:=[.D7]" office:value-type="float" office:value="1663.75">
            <text:p>1.66E+003</text:p>
          </table:table-cell>
          <table:table-cell table:style-name="ce1" table:formula="of:=[.E7]" office:value-type="float" office:value="0.001672">
            <text:p>1.67E-003</text:p>
          </table:table-cell>
          <table:table-cell table:style-name="ce4" office:value-type="float" office:value="0.006">
            <text:p>0.00600000</text:p>
          </table:table-cell>
          <table:table-cell table:style-name="ce5" table:formula="of:=[.C8]/([.F8]-[.E8])-[.D8]/([.F8]*[.F8])" office:value-type="float" office:value="22027675.0872869">
            <text:p>22027675.1</text:p>
          </table:table-cell>
          <table:table-cell table:formula="of:=[.G8]/5000000" office:value-type="float" office:value="4.40553501745739">
            <text:p>4.41</text:p>
          </table:table-cell>
          <table:table-cell table:style-name="ce2" table:formula="of:=15-[.H8]" office:value-type="float" office:value="10.5944649825426">
            <text:p>10.594</text:p>
          </table:table-cell>
          <table:table-cell office:value-type="float" office:value="740">
            <text:p>740</text:p>
          </table:table-cell>
          <table:table-cell table:number-columns-repeated="2"/>
        </table:table-row>
        <table:table-row table:style-name="ro2">
          <table:table-cell/>
          <table:table-cell table:style-name="ce1"/>
          <table:table-cell table:style-name="ce1" table:formula="of:=[.C8]" office:value-type="float" office:value="295355.5">
            <text:p>2.95E+005</text:p>
          </table:table-cell>
          <table:table-cell table:style-name="ce1" table:formula="of:=[.D8]" office:value-type="float" office:value="1663.75">
            <text:p>1.66E+003</text:p>
          </table:table-cell>
          <table:table-cell table:style-name="ce1" table:formula="of:=[.E8]" office:value-type="float" office:value="0.001672">
            <text:p>1.67E-003</text:p>
          </table:table-cell>
          <table:table-cell table:style-name="ce4" office:value-type="float" office:value="0.007">
            <text:p>0.00700000</text:p>
          </table:table-cell>
          <table:table-cell table:style-name="ce5" table:formula="of:=[.C9]/([.F9]-[.E9])-[.D9]/([.F9]*[.F9])" office:value-type="float" office:value="21480509.2081878">
            <text:p>21480509.2</text:p>
          </table:table-cell>
          <table:table-cell table:formula="of:=[.G9]/5000000" office:value-type="float" office:value="4.29610184163756">
            <text:p>4.3</text:p>
          </table:table-cell>
          <table:table-cell table:style-name="ce2" table:formula="of:=15-[.H9]" office:value-type="float" office:value="10.7038981583624">
            <text:p>10.704</text:p>
          </table:table-cell>
          <table:table-cell office:value-type="float" office:value="830">
            <text:p>83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table:formula="of:=[.C9]" office:value-type="float" office:value="295355.5">
            <text:p>2.95E+005</text:p>
          </table:table-cell>
          <table:table-cell table:style-name="ce1" table:formula="of:=[.D9]" office:value-type="float" office:value="1663.75">
            <text:p>1.66E+003</text:p>
          </table:table-cell>
          <table:table-cell table:style-name="ce1" table:formula="of:=[.E9]" office:value-type="float" office:value="0.001672">
            <text:p>1.67E-003</text:p>
          </table:table-cell>
          <table:table-cell table:style-name="ce4" office:value-type="float" office:value="0.008">
            <text:p>0.00800000</text:p>
          </table:table-cell>
          <table:table-cell table:style-name="ce5" table:formula="of:=[.C10]/([.F10]-[.E10])-[.D10]/([.F10]*[.F10])" office:value-type="float" office:value="20678289.9415297">
            <text:p>20678289.9</text:p>
          </table:table-cell>
          <table:table-cell table:formula="of:=[.G10]/5000000" office:value-type="float" office:value="4.13565798830594">
            <text:p>4.14</text:p>
          </table:table-cell>
          <table:table-cell table:style-name="ce2" table:formula="of:=15-[.H10]" office:value-type="float" office:value="10.8643420116941">
            <text:p>10.864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10]" office:value-type="float" office:value="295355.5">
            <text:p>2.95E+005</text:p>
          </table:table-cell>
          <table:table-cell table:style-name="ce1" table:formula="of:=[.D10]" office:value-type="float" office:value="1663.75">
            <text:p>1.66E+003</text:p>
          </table:table-cell>
          <table:table-cell table:style-name="ce1" table:formula="of:=[.E10]" office:value-type="float" office:value="0.001672">
            <text:p>1.67E-003</text:p>
          </table:table-cell>
          <table:table-cell table:style-name="ce4" office:value-type="float" office:value="0.009">
            <text:p>0.00900000</text:p>
          </table:table-cell>
          <table:table-cell table:style-name="ce5" table:formula="of:=[.C11]/([.F11]-[.E11])-[.D11]/([.F11]*[.F11])" office:value-type="float" office:value="19764939.3161356">
            <text:p>19764939.3</text:p>
          </table:table-cell>
          <table:table-cell table:formula="of:=[.G11]/5000000" office:value-type="float" office:value="3.95298786322713">
            <text:p>3.95</text:p>
          </table:table-cell>
          <table:table-cell table:style-name="ce2" table:formula="of:=15-[.H11]" office:value-type="float" office:value="11.0470121367729">
            <text:p>11.047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11]" office:value-type="float" office:value="295355.5">
            <text:p>2.95E+005</text:p>
          </table:table-cell>
          <table:table-cell table:style-name="ce1" table:formula="of:=[.D11]" office:value-type="float" office:value="1663.75">
            <text:p>1.66E+003</text:p>
          </table:table-cell>
          <table:table-cell table:style-name="ce1" table:formula="of:=[.E11]" office:value-type="float" office:value="0.001672">
            <text:p>1.67E-003</text:p>
          </table:table-cell>
          <table:table-cell table:style-name="ce4" office:value-type="float" office:value="0.01">
            <text:p>0.01000000</text:p>
          </table:table-cell>
          <table:table-cell table:style-name="ce5" table:formula="of:=[.C12]/([.F12]-[.E12])-[.D12]/([.F12]*[.F12])" office:value-type="float" office:value="18827857.8290106">
            <text:p>18827857.8</text:p>
          </table:table-cell>
          <table:table-cell table:formula="of:=[.G12]/5000000" office:value-type="float" office:value="3.76557156580212">
            <text:p>3.77</text:p>
          </table:table-cell>
          <table:table-cell table:style-name="ce2" table:formula="of:=15-[.H12]" office:value-type="float" office:value="11.2344284341979">
            <text:p>11.234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12]" office:value-type="float" office:value="295355.5">
            <text:p>2.95E+005</text:p>
          </table:table-cell>
          <table:table-cell table:style-name="ce1" table:formula="of:=[.D12]" office:value-type="float" office:value="1663.75">
            <text:p>1.66E+003</text:p>
          </table:table-cell>
          <table:table-cell table:style-name="ce1" table:formula="of:=[.E12]" office:value-type="float" office:value="0.001672">
            <text:p>1.67E-003</text:p>
          </table:table-cell>
          <table:table-cell table:style-name="ce4" office:value-type="float" office:value="0.02">
            <text:p>0.02000000</text:p>
          </table:table-cell>
          <table:table-cell table:style-name="ce5" table:formula="of:=[.C13]/([.F13]-[.E13])-[.D13]/([.F13]*[.F13])" office:value-type="float" office:value="11955612.9965081">
            <text:p>11955613.0</text:p>
          </table:table-cell>
          <table:table-cell table:formula="of:=[.G13]/5000000" office:value-type="float" office:value="2.39112259930162">
            <text:p>2.39</text:p>
          </table:table-cell>
          <table:table-cell table:style-name="ce2" table:formula="of:=15-[.H13]" office:value-type="float" office:value="12.6088774006984">
            <text:p>12.609</text:p>
          </table:table-cell>
          <table:table-cell table:number-columns-repeated="2"/>
          <table:table-cell table:formula="of:=258/175" office:value-type="float" office:value="1.47428571428571">
            <text:p>1.474</text:p>
          </table:table-cell>
        </table:table-row>
        <table:table-row table:style-name="ro2">
          <table:table-cell/>
          <table:table-cell table:style-name="ce1"/>
          <table:table-cell table:style-name="ce1" table:formula="of:=[.C13]" office:value-type="float" office:value="295355.5">
            <text:p>2.95E+005</text:p>
          </table:table-cell>
          <table:table-cell table:style-name="ce1" table:formula="of:=[.D13]" office:value-type="float" office:value="1663.75">
            <text:p>1.66E+003</text:p>
          </table:table-cell>
          <table:table-cell table:style-name="ce1" table:formula="of:=[.E13]" office:value-type="float" office:value="0.001672">
            <text:p>1.67E-003</text:p>
          </table:table-cell>
          <table:table-cell table:style-name="ce4" office:value-type="float" office:value="0.03">
            <text:p>0.03000000</text:p>
          </table:table-cell>
          <table:table-cell table:style-name="ce5" table:formula="of:=[.C14]/([.F14]-[.E14])-[.D14]/([.F14]*[.F14])" office:value-type="float" office:value="8577663.24641501">
            <text:p>8577663.2</text:p>
          </table:table-cell>
          <table:table-cell table:formula="of:=[.G14]/5000000" office:value-type="float" office:value="1.715532649283">
            <text:p>1.72</text:p>
          </table:table-cell>
          <table:table-cell table:style-name="ce2" table:formula="of:=15-[.H14]" office:value-type="float" office:value="13.284467350717">
            <text:p>13.284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14]" office:value-type="float" office:value="295355.5">
            <text:p>2.95E+005</text:p>
          </table:table-cell>
          <table:table-cell table:style-name="ce1" table:formula="of:=[.D14]" office:value-type="float" office:value="1663.75">
            <text:p>1.66E+003</text:p>
          </table:table-cell>
          <table:table-cell table:style-name="ce1" table:formula="of:=[.E14]" office:value-type="float" office:value="0.001672">
            <text:p>1.67E-003</text:p>
          </table:table-cell>
          <table:table-cell table:style-name="ce4" office:value-type="float" office:value="0.04">
            <text:p>0.04000000</text:p>
          </table:table-cell>
          <table:table-cell table:style-name="ce5" table:formula="of:=[.C15]/([.F15]-[.E15])-[.D15]/([.F15]*[.F15])" office:value-type="float" office:value="6666154.47584012">
            <text:p>6666154.5</text:p>
          </table:table-cell>
          <table:table-cell table:formula="of:=[.G15]/5000000" office:value-type="float" office:value="1.33323089516802">
            <text:p>1.33</text:p>
          </table:table-cell>
          <table:table-cell table:style-name="ce2" table:formula="of:=15-[.H15]" office:value-type="float" office:value="13.666769104832">
            <text:p>13.667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15]" office:value-type="float" office:value="295355.5">
            <text:p>2.95E+005</text:p>
          </table:table-cell>
          <table:table-cell table:style-name="ce1" table:formula="of:=[.D15]" office:value-type="float" office:value="1663.75">
            <text:p>1.66E+003</text:p>
          </table:table-cell>
          <table:table-cell table:style-name="ce1" table:formula="of:=[.E15]" office:value-type="float" office:value="0.001672">
            <text:p>1.67E-003</text:p>
          </table:table-cell>
          <table:table-cell table:style-name="ce4" office:value-type="float" office:value="0.05">
            <text:p>0.05000000</text:p>
          </table:table-cell>
          <table:table-cell table:style-name="ce5" table:formula="of:=[.C16]/([.F16]-[.E16])-[.D16]/([.F16]*[.F16])" office:value-type="float" office:value="5445977.81824201">
            <text:p>5445977.8</text:p>
          </table:table-cell>
          <table:table-cell table:formula="of:=[.G16]/5000000" office:value-type="float" office:value="1.0891955636484">
            <text:p>1.09</text:p>
          </table:table-cell>
          <table:table-cell table:style-name="ce2" table:formula="of:=15-[.H16]" office:value-type="float" office:value="13.9108044363516">
            <text:p>13.911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16]" office:value-type="float" office:value="295355.5">
            <text:p>2.95E+005</text:p>
          </table:table-cell>
          <table:table-cell table:style-name="ce1" table:formula="of:=[.D16]" office:value-type="float" office:value="1663.75">
            <text:p>1.66E+003</text:p>
          </table:table-cell>
          <table:table-cell table:style-name="ce1" table:formula="of:=[.E16]" office:value-type="float" office:value="0.001672">
            <text:p>1.67E-003</text:p>
          </table:table-cell>
          <table:table-cell table:style-name="ce4" office:value-type="float" office:value="0.06">
            <text:p>0.06000000</text:p>
          </table:table-cell>
          <table:table-cell table:style-name="ce5" table:formula="of:=[.C17]/([.F17]-[.E17])-[.D17]/([.F17]*[.F17])" office:value-type="float" office:value="4601547.33194654">
            <text:p>4601547.3</text:p>
          </table:table-cell>
          <table:table-cell table:formula="of:=[.G17]/5000000" office:value-type="float" office:value="0.920309466389308">
            <text:p>0.92</text:p>
          </table:table-cell>
          <table:table-cell table:style-name="ce2" table:formula="of:=15-[.H17]" office:value-type="float" office:value="14.0796905336107">
            <text:p>14.080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17]" office:value-type="float" office:value="295355.5">
            <text:p>2.95E+005</text:p>
          </table:table-cell>
          <table:table-cell table:style-name="ce1" table:formula="of:=[.D17]" office:value-type="float" office:value="1663.75">
            <text:p>1.66E+003</text:p>
          </table:table-cell>
          <table:table-cell table:style-name="ce1" table:formula="of:=[.E17]" office:value-type="float" office:value="0.001672">
            <text:p>1.67E-003</text:p>
          </table:table-cell>
          <table:table-cell table:style-name="ce4" office:value-type="float" office:value="0.07">
            <text:p>0.07000000</text:p>
          </table:table-cell>
          <table:table-cell table:style-name="ce5" table:formula="of:=[.C18]/([.F18]-[.E18])-[.D18]/([.F18]*[.F18])" office:value-type="float" office:value="3983072.16810152">
            <text:p>3983072.2</text:p>
          </table:table-cell>
          <table:table-cell table:formula="of:=[.G18]/5000000" office:value-type="float" office:value="0.796614433620305">
            <text:p>0.8</text:p>
          </table:table-cell>
          <table:table-cell table:style-name="ce2" table:formula="of:=15-[.H18]" office:value-type="float" office:value="14.2033855663797">
            <text:p>14.203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18]" office:value-type="float" office:value="295355.5">
            <text:p>2.95E+005</text:p>
          </table:table-cell>
          <table:table-cell table:style-name="ce1" table:formula="of:=[.D18]" office:value-type="float" office:value="1663.75">
            <text:p>1.66E+003</text:p>
          </table:table-cell>
          <table:table-cell table:style-name="ce1" table:formula="of:=[.E18]" office:value-type="float" office:value="0.001672">
            <text:p>1.67E-003</text:p>
          </table:table-cell>
          <table:table-cell table:style-name="ce4" office:value-type="float" office:value="0.08">
            <text:p>0.08000000</text:p>
          </table:table-cell>
          <table:table-cell table:style-name="ce5" table:formula="of:=[.C19]/([.F19]-[.E19])-[.D19]/([.F19]*[.F19])" office:value-type="float" office:value="3510791.53926438">
            <text:p>3510791.5</text:p>
          </table:table-cell>
          <table:table-cell table:formula="of:=[.G19]/5000000" office:value-type="float" office:value="0.702158307852875">
            <text:p>0.7</text:p>
          </table:table-cell>
          <table:table-cell table:style-name="ce2" table:formula="of:=15-[.H19]" office:value-type="float" office:value="14.2978416921471">
            <text:p>14.298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19]" office:value-type="float" office:value="295355.5">
            <text:p>2.95E+005</text:p>
          </table:table-cell>
          <table:table-cell table:style-name="ce1" table:formula="of:=[.D19]" office:value-type="float" office:value="1663.75">
            <text:p>1.66E+003</text:p>
          </table:table-cell>
          <table:table-cell table:style-name="ce1" table:formula="of:=[.E19]" office:value-type="float" office:value="0.001672">
            <text:p>1.67E-003</text:p>
          </table:table-cell>
          <table:table-cell table:style-name="ce4" office:value-type="float" office:value="0.09">
            <text:p>0.09000000</text:p>
          </table:table-cell>
          <table:table-cell table:style-name="ce5" table:formula="of:=[.C20]/([.F20]-[.E20])-[.D20]/([.F20]*[.F20])" office:value-type="float" office:value="3138447.82801701">
            <text:p>3138447.8</text:p>
          </table:table-cell>
          <table:table-cell table:formula="of:=[.G20]/5000000" office:value-type="float" office:value="0.627689565603402">
            <text:p>0.63</text:p>
          </table:table-cell>
          <table:table-cell table:style-name="ce2" table:formula="of:=15-[.H20]" office:value-type="float" office:value="14.3723104343966">
            <text:p>14.372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20]" office:value-type="float" office:value="295355.5">
            <text:p>2.95E+005</text:p>
          </table:table-cell>
          <table:table-cell table:style-name="ce1" table:formula="of:=[.D20]" office:value-type="float" office:value="1663.75">
            <text:p>1.66E+003</text:p>
          </table:table-cell>
          <table:table-cell table:style-name="ce1" table:formula="of:=[.E20]" office:value-type="float" office:value="0.001672">
            <text:p>1.67E-003</text:p>
          </table:table-cell>
          <table:table-cell table:style-name="ce4" office:value-type="float" office:value="0.1">
            <text:p>0.10000000</text:p>
          </table:table-cell>
          <table:table-cell table:style-name="ce5" table:formula="of:=[.C21]/([.F21]-[.E21])-[.D21]/([.F21]*[.F21])" office:value-type="float" office:value="2837403.17101945">
            <text:p>2837403.2</text:p>
          </table:table-cell>
          <table:table-cell table:formula="of:=[.G21]/5000000" office:value-type="float" office:value="0.567480634203889">
            <text:p>0.57</text:p>
          </table:table-cell>
          <table:table-cell table:style-name="ce2" table:formula="of:=15-[.H21]" office:value-type="float" office:value="14.4325193657961">
            <text:p>14.433</text:p>
          </table:table-cell>
          <table:table-cell table:number-columns-repeated="3"/>
        </table:table-row>
        <table:table-row table:style-name="ro2" table:number-rows-repeated="9">
          <table:table-cell/>
          <table:table-cell table:style-name="ce1" table:number-columns-repeated="5"/>
          <table:table-cell table:style-name="ce5"/>
          <table:table-cell/>
          <table:table-cell table:style-name="ce2"/>
          <table:table-cell table:number-columns-repeated="3"/>
        </table:table-row>
        <table:table-row table:style-name="ro2" table:number-rows-repeated="1048545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740" table:style-name="ta1" table:print="false">
        <table:table-column table:style-name="co1" table:number-columns-repeated="6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column table:style-name="co1" table:default-cell-style-name="ce2"/>
        <table:table-column table:style-name="co1" table:default-cell-style-name="Default"/>
        <table:table-row table:style-name="ro2">
          <table:table-cell/>
          <table:table-cell table:style-name="ce1"/>
          <table:table-cell table:style-name="ce1" office:value-type="string">
            <text:p>nrT</text:p>
          </table:table-cell>
          <table:table-cell table:style-name="ce1" office:value-type="string">
            <text:p>ann</text:p>
          </table:table-cell>
          <table:table-cell table:style-name="ce1" office:value-type="string">
            <text:p>nb</text:p>
          </table:table-cell>
          <table:table-cell table:style-name="ce1" office:value-type="string">
            <text:p>V</text:p>
          </table:table-cell>
          <table:table-cell table:style-name="ce5" office:value-type="string">
            <text:p>p</text:p>
          </table:table-cell>
          <table:table-cell/>
          <table:table-cell table:style-name="ce2"/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B4]*[.B5]*[.B6]" office:value-type="float" office:value="0.0138776">
            <text:p>1.39E-002</text:p>
          </table:table-cell>
          <table:table-cell table:style-name="ce1" table:formula="of:=[.B2]*[.B4]*[.B4]" office:value-type="float" office:value="0">
            <text:p>0.00E+000</text:p>
          </table:table-cell>
          <table:table-cell table:style-name="ce1" table:formula="of:=[.B4]*[.B3]" office:value-type="float" office:value="0.00001672">
            <text:p>1.67E-005</text:p>
          </table:table-cell>
          <table:table-cell table:style-name="ce1" table:formula="of:=[.F3]*10^(([.L2]-1)/10)" office:value-type="float" office:value="0.0017458221529205">
            <text:p>1.75E-003</text:p>
          </table:table-cell>
          <table:table-cell table:style-name="ce5" table:formula="of:=[.C3]/([.F2]-[.E3])-[.D3]/([.F2]*[.F2])" office:value-type="float" office:value="4030129129.35295">
            <text:p>4030129129.4</text:p>
          </table:table-cell>
          <table:table-cell table:formula="of:=[.G2]/5000000" office:value-type="float" office:value="806.025825870589">
            <text:p>806.03</text:p>
          </table:table-cell>
          <table:table-cell table:style-name="ce2" table:formula="of:=15-[.H2]" office:value-type="float" office:value="-791.025825870589">
            <text:p>-791.026</text:p>
          </table:table-cell>
          <table:table-cell table:number-columns-repeated="2"/>
          <table:table-cell office:value-type="float" office:value="3.42">
            <text:p>3.420</text:p>
          </table:table-cell>
          <table:table-cell/>
        </table:table-row>
        <table:table-row table:style-name="ro2">
          <table:table-cell office:value-type="string">
            <text:p>a</text:p>
          </table:table-cell>
          <table:table-cell table:style-name="ce1" office:value-type="float" office:value="0.55">
            <text:p>5.50E-001</text:p>
          </table:table-cell>
          <table:table-cell table:style-name="ce1" table:formula="of:=[.B5]*[.B6]*[.B7]" office:value-type="float" office:value="337810">
            <text:p>3.38E+005</text:p>
          </table:table-cell>
          <table:table-cell table:style-name="ce1" table:formula="of:=[.B3]*[.B5]*[.B5]" office:value-type="float" office:value="1663.75">
            <text:p>1.66E+003</text:p>
          </table:table-cell>
          <table:table-cell table:style-name="ce1" table:formula="of:=[.B5]*[.B4]" office:value-type="float" office:value="0.001672">
            <text:p>1.67E-003</text:p>
          </table:table-cell>
          <table:table-cell table:style-name="ce4" office:value-type="float" office:value="0.001">
            <text:p>0.00100000</text:p>
          </table:table-cell>
          <table:table-cell table:style-name="ce5" table:formula="of:=[.C3]/([.F3]-[.E3])-[.D3]/([.F3]*[.F3])" office:value-type="float" office:value="-2166443452.38095">
            <text:p>-2166443452.4</text:p>
          </table:table-cell>
          <table:table-cell table:formula="of:=[.G3]/5000000" office:value-type="float" office:value="-433.288690476191">
            <text:p>-433.29</text:p>
          </table:table-cell>
          <table:table-cell table:style-name="ce2" table:formula="of:=15-[.H3]" office:value-type="float" office:value="448.288690476191">
            <text:p>448.289</text:p>
          </table:table-cell>
          <table:table-cell office:value-type="float" office:value="273">
            <text:p>273</text:p>
          </table:table-cell>
          <table:table-cell/>
          <table:table-cell office:value-type="float" office:value="3.42">
            <text:p>3.4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</text:p>
          </table:table-cell>
          <table:table-cell table:style-name="ce1" office:value-type="float" office:value="0.0000304">
            <text:p>3.04E-005</text:p>
          </table:table-cell>
          <table:table-cell table:style-name="ce1" table:formula="of:=[.C3]" office:value-type="float" office:value="337810">
            <text:p>3.38E+005</text:p>
          </table:table-cell>
          <table:table-cell table:style-name="ce1" table:formula="of:=[.D3]" office:value-type="float" office:value="1663.75">
            <text:p>1.66E+003</text:p>
          </table:table-cell>
          <table:table-cell table:style-name="ce1" table:formula="of:=[.E3]" office:value-type="float" office:value="0.001672">
            <text:p>1.67E-003</text:p>
          </table:table-cell>
          <table:table-cell table:style-name="ce4" office:value-type="float" office:value="0.00295">
            <text:p>0.00295000</text:p>
          </table:table-cell>
          <table:table-cell table:style-name="ce5" table:formula="of:=[.C4]/([.F4]-[.E4])-[.D4]/([.F4]*[.F4])" office:value-type="float" office:value="73146378.3498977">
            <text:p>73146378.3</text:p>
          </table:table-cell>
          <table:table-cell table:formula="of:=[.G4]/5000000" office:value-type="float" office:value="14.6292756699795">
            <text:p>14.63</text:p>
          </table:table-cell>
          <table:table-cell table:style-name="ce2" table:formula="of:=15-[.H4]" office:value-type="float" office:value="0.370724330020469">
            <text:p>0.371</text:p>
          </table:table-cell>
          <table:table-cell office:value-type="float" office:value="373">
            <text:p>373</text:p>
          </table:table-cell>
          <table:table-cell table:number-columns-repeated="3"/>
        </table:table-row>
        <table:table-row table:style-name="ro2">
          <table:table-cell office:value-type="string">
            <text:p>n</text:p>
          </table:table-cell>
          <table:table-cell table:style-name="ce1" office:value-type="float" office:value="55">
            <text:p>5.50E+001</text:p>
          </table:table-cell>
          <table:table-cell table:style-name="ce1" table:formula="of:=[.C4]" office:value-type="float" office:value="337810">
            <text:p>3.38E+005</text:p>
          </table:table-cell>
          <table:table-cell table:style-name="ce1" table:formula="of:=[.D4]" office:value-type="float" office:value="1663.75">
            <text:p>1.66E+003</text:p>
          </table:table-cell>
          <table:table-cell table:style-name="ce1" table:formula="of:=[.E4]" office:value-type="float" office:value="0.001672">
            <text:p>1.67E-003</text:p>
          </table:table-cell>
          <table:table-cell table:style-name="ce4" office:value-type="float" office:value="0.003">
            <text:p>0.00300000</text:p>
          </table:table-cell>
          <table:table-cell table:style-name="ce5" table:formula="of:=[.C5]/([.F5]-[.E5])-[.D5]/([.F5]*[.F5])" office:value-type="float" office:value="69513888.8888889">
            <text:p>69513888.9</text:p>
          </table:table-cell>
          <table:table-cell table:formula="of:=[.G5]/5000000" office:value-type="float" office:value="13.9027777777778">
            <text:p>13.9</text:p>
          </table:table-cell>
          <table:table-cell table:style-name="ce2" table:formula="of:=15-[.H5]" office:value-type="float" office:value="1.09722222222221">
            <text:p>1.097</text:p>
          </table:table-cell>
          <table:table-cell office:value-type="float" office:value="465">
            <text:p>465</text:p>
          </table:table-cell>
          <table:table-cell table:number-columns-repeated="3"/>
        </table:table-row>
        <table:table-row table:style-name="ro2">
          <table:table-cell office:value-type="string">
            <text:p>R</text:p>
          </table:table-cell>
          <table:table-cell table:style-name="ce1" office:value-type="float" office:value="8.3">
            <text:p>8.30E+000</text:p>
          </table:table-cell>
          <table:table-cell table:style-name="ce1" table:formula="of:=[.C5]" office:value-type="float" office:value="337810">
            <text:p>3.38E+005</text:p>
          </table:table-cell>
          <table:table-cell table:style-name="ce1" table:formula="of:=[.D5]" office:value-type="float" office:value="1663.75">
            <text:p>1.66E+003</text:p>
          </table:table-cell>
          <table:table-cell table:style-name="ce1" table:formula="of:=[.E5]" office:value-type="float" office:value="0.001672">
            <text:p>1.67E-003</text:p>
          </table:table-cell>
          <table:table-cell table:style-name="ce4" office:value-type="float" office:value="0.004">
            <text:p>0.00400000</text:p>
          </table:table-cell>
          <table:table-cell table:style-name="ce5" table:formula="of:=[.C6]/([.F6]-[.E6])-[.D6]/([.F6]*[.F6])" office:value-type="float" office:value="41123013.3161512">
            <text:p>41123013.3</text:p>
          </table:table-cell>
          <table:table-cell table:formula="of:=[.G6]/5000000" office:value-type="float" office:value="8.22460266323024">
            <text:p>8.22</text:p>
          </table:table-cell>
          <table:table-cell table:style-name="ce2" table:formula="of:=15-[.H6]" office:value-type="float" office:value="6.77539733676976">
            <text:p>6.775</text:p>
          </table:table-cell>
          <table:table-cell office:value-type="float" office:value="555">
            <text:p>555</text:p>
          </table:table-cell>
          <table:table-cell table:number-columns-repeated="3"/>
        </table:table-row>
        <table:table-row table:style-name="ro2">
          <table:table-cell office:value-type="string">
            <text:p>T</text:p>
          </table:table-cell>
          <table:table-cell table:style-name="ce1" office:value-type="float" office:value="740">
            <text:p>7.40E+002</text:p>
          </table:table-cell>
          <table:table-cell table:style-name="ce1" table:formula="of:=[.C6]" office:value-type="float" office:value="337810">
            <text:p>3.38E+005</text:p>
          </table:table-cell>
          <table:table-cell table:style-name="ce1" table:formula="of:=[.D6]" office:value-type="float" office:value="1663.75">
            <text:p>1.66E+003</text:p>
          </table:table-cell>
          <table:table-cell table:style-name="ce1" table:formula="of:=[.E6]" office:value-type="float" office:value="0.001672">
            <text:p>1.67E-003</text:p>
          </table:table-cell>
          <table:table-cell table:style-name="ce4" office:value-type="float" office:value="0.005">
            <text:p>0.00500000</text:p>
          </table:table-cell>
          <table:table-cell table:style-name="ce5" table:formula="of:=[.C7]/([.F7]-[.E7])-[.D7]/([.F7]*[.F7])" office:value-type="float" office:value="34955408.6538462">
            <text:p>34955408.7</text:p>
          </table:table-cell>
          <table:table-cell table:formula="of:=[.G7]/5000000" office:value-type="float" office:value="6.99108173076923">
            <text:p>6.99</text:p>
          </table:table-cell>
          <table:table-cell table:style-name="ce2" table:formula="of:=15-[.H7]" office:value-type="float" office:value="8.00891826923077">
            <text:p>8.009</text:p>
          </table:table-cell>
          <table:table-cell office:value-type="float" office:value="647">
            <text:p>647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7]" office:value-type="float" office:value="337810">
            <text:p>3.38E+005</text:p>
          </table:table-cell>
          <table:table-cell table:style-name="ce1" table:formula="of:=[.D7]" office:value-type="float" office:value="1663.75">
            <text:p>1.66E+003</text:p>
          </table:table-cell>
          <table:table-cell table:style-name="ce1" table:formula="of:=[.E7]" office:value-type="float" office:value="0.001672">
            <text:p>1.67E-003</text:p>
          </table:table-cell>
          <table:table-cell table:style-name="ce4" office:value-type="float" office:value="0.006">
            <text:p>0.00600000</text:p>
          </table:table-cell>
          <table:table-cell table:style-name="ce5" table:formula="of:=[.C8]/([.F8]-[.E8])-[.D8]/([.F8]*[.F8])" office:value-type="float" office:value="31836940.3368248">
            <text:p>31836940.3</text:p>
          </table:table-cell>
          <table:table-cell table:formula="of:=[.G8]/5000000" office:value-type="float" office:value="6.36738806736496">
            <text:p>6.37</text:p>
          </table:table-cell>
          <table:table-cell table:style-name="ce2" table:formula="of:=15-[.H8]" office:value-type="float" office:value="8.63261193263504">
            <text:p>8.633</text:p>
          </table:table-cell>
          <table:table-cell office:value-type="float" office:value="740">
            <text:p>740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8]" office:value-type="float" office:value="337810">
            <text:p>3.38E+005</text:p>
          </table:table-cell>
          <table:table-cell table:style-name="ce1" table:formula="of:=[.D8]" office:value-type="float" office:value="1663.75">
            <text:p>1.66E+003</text:p>
          </table:table-cell>
          <table:table-cell table:style-name="ce1" table:formula="of:=[.E8]" office:value-type="float" office:value="0.001672">
            <text:p>1.67E-003</text:p>
          </table:table-cell>
          <table:table-cell table:style-name="ce4" office:value-type="float" office:value="0.007">
            <text:p>0.00700000</text:p>
          </table:table-cell>
          <table:table-cell table:style-name="ce5" table:formula="of:=[.C9]/([.F9]-[.E9])-[.D9]/([.F9]*[.F9])" office:value-type="float" office:value="29448696.1451247">
            <text:p>29448696.1</text:p>
          </table:table-cell>
          <table:table-cell table:formula="of:=[.G9]/5000000" office:value-type="float" office:value="5.88973922902494">
            <text:p>5.89</text:p>
          </table:table-cell>
          <table:table-cell table:style-name="ce2" table:formula="of:=15-[.H9]" office:value-type="float" office:value="9.11026077097506">
            <text:p>9.110</text:p>
          </table:table-cell>
          <table:table-cell office:value-type="float" office:value="830">
            <text:p>830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" table:formula="of:=[.C9]" office:value-type="float" office:value="337810">
            <text:p>3.38E+005</text:p>
          </table:table-cell>
          <table:table-cell table:style-name="ce1" table:formula="of:=[.D9]" office:value-type="float" office:value="1663.75">
            <text:p>1.66E+003</text:p>
          </table:table-cell>
          <table:table-cell table:style-name="ce1" table:formula="of:=[.E9]" office:value-type="float" office:value="0.001672">
            <text:p>1.67E-003</text:p>
          </table:table-cell>
          <table:table-cell table:style-name="ce4" office:value-type="float" office:value="0.008">
            <text:p>0.00800000</text:p>
          </table:table-cell>
          <table:table-cell table:style-name="ce5" table:formula="of:=[.C10]/([.F10]-[.E10])-[.D10]/([.F10]*[.F10])" office:value-type="float" office:value="27387281.7240834">
            <text:p>27387281.7</text:p>
          </table:table-cell>
          <table:table-cell table:formula="of:=[.G10]/5000000" office:value-type="float" office:value="5.47745634481669">
            <text:p>5.48</text:p>
          </table:table-cell>
          <table:table-cell table:style-name="ce2" table:formula="of:=15-[.H10]" office:value-type="float" office:value="9.52254365518331">
            <text:p>9.523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0]" office:value-type="float" office:value="337810">
            <text:p>3.38E+005</text:p>
          </table:table-cell>
          <table:table-cell table:style-name="ce1" table:formula="of:=[.D10]" office:value-type="float" office:value="1663.75">
            <text:p>1.66E+003</text:p>
          </table:table-cell>
          <table:table-cell table:style-name="ce1" table:formula="of:=[.E10]" office:value-type="float" office:value="0.001672">
            <text:p>1.67E-003</text:p>
          </table:table-cell>
          <table:table-cell table:style-name="ce4" office:value-type="float" office:value="0.009">
            <text:p>0.00900000</text:p>
          </table:table-cell>
          <table:table-cell table:style-name="ce5" table:formula="of:=[.C11]/([.F11]-[.E11])-[.D11]/([.F11]*[.F11])" office:value-type="float" office:value="25558402.7440832">
            <text:p>25558402.7</text:p>
          </table:table-cell>
          <table:table-cell table:formula="of:=[.G11]/5000000" office:value-type="float" office:value="5.11168054881665">
            <text:p>5.11</text:p>
          </table:table-cell>
          <table:table-cell table:style-name="ce2" table:formula="of:=15-[.H11]" office:value-type="float" office:value="9.88831945118335">
            <text:p>9.888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1]" office:value-type="float" office:value="337810">
            <text:p>3.38E+005</text:p>
          </table:table-cell>
          <table:table-cell table:style-name="ce1" table:formula="of:=[.D11]" office:value-type="float" office:value="1663.75">
            <text:p>1.66E+003</text:p>
          </table:table-cell>
          <table:table-cell table:style-name="ce1" table:formula="of:=[.E11]" office:value-type="float" office:value="0.001672">
            <text:p>1.67E-003</text:p>
          </table:table-cell>
          <table:table-cell table:style-name="ce4" office:value-type="float" office:value="0.01">
            <text:p>0.01000000</text:p>
          </table:table-cell>
          <table:table-cell table:style-name="ce5" table:formula="of:=[.C12]/([.F12]-[.E12])-[.D12]/([.F12]*[.F12])" office:value-type="float" office:value="23925660.4226705">
            <text:p>23925660.4</text:p>
          </table:table-cell>
          <table:table-cell table:formula="of:=[.G12]/5000000" office:value-type="float" office:value="4.7851320845341">
            <text:p>4.79</text:p>
          </table:table-cell>
          <table:table-cell table:style-name="ce2" table:formula="of:=15-[.H12]" office:value-type="float" office:value="10.2148679154659">
            <text:p>10.215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2]" office:value-type="float" office:value="337810">
            <text:p>3.38E+005</text:p>
          </table:table-cell>
          <table:table-cell table:style-name="ce1" table:formula="of:=[.D12]" office:value-type="float" office:value="1663.75">
            <text:p>1.66E+003</text:p>
          </table:table-cell>
          <table:table-cell table:style-name="ce1" table:formula="of:=[.E12]" office:value-type="float" office:value="0.001672">
            <text:p>1.67E-003</text:p>
          </table:table-cell>
          <table:table-cell table:style-name="ce4" office:value-type="float" office:value="0.02">
            <text:p>0.02000000</text:p>
          </table:table-cell>
          <table:table-cell table:style-name="ce5" table:formula="of:=[.C13]/([.F13]-[.E13])-[.D13]/([.F13]*[.F13])" office:value-type="float" office:value="14271986.8507202">
            <text:p>14271986.9</text:p>
          </table:table-cell>
          <table:table-cell table:formula="of:=[.G13]/5000000" office:value-type="float" office:value="2.85439737014404">
            <text:p>2.85</text:p>
          </table:table-cell>
          <table:table-cell table:style-name="ce2" table:formula="of:=15-[.H13]" office:value-type="float" office:value="12.145602629856">
            <text:p>12.146</text:p>
          </table:table-cell>
          <table:table-cell table:number-columns-repeated="2"/>
          <table:table-cell table:formula="of:=258/175" office:value-type="float" office:value="1.47428571428571">
            <text:p>1.474</text:p>
          </table:table-cell>
          <table:table-cell/>
        </table:table-row>
        <table:table-row table:style-name="ro2">
          <table:table-cell/>
          <table:table-cell table:style-name="ce1"/>
          <table:table-cell table:style-name="ce1" table:formula="of:=[.C13]" office:value-type="float" office:value="337810">
            <text:p>3.38E+005</text:p>
          </table:table-cell>
          <table:table-cell table:style-name="ce1" table:formula="of:=[.D13]" office:value-type="float" office:value="1663.75">
            <text:p>1.66E+003</text:p>
          </table:table-cell>
          <table:table-cell table:style-name="ce1" table:formula="of:=[.E13]" office:value-type="float" office:value="0.001672">
            <text:p>1.67E-003</text:p>
          </table:table-cell>
          <table:table-cell table:style-name="ce4" office:value-type="float" office:value="0.03">
            <text:p>0.03000000</text:p>
          </table:table-cell>
          <table:table-cell table:style-name="ce5" table:formula="of:=[.C14]/([.F14]-[.E14])-[.D14]/([.F14]*[.F14])" office:value-type="float" office:value="10076339.4678214">
            <text:p>10076339.5</text:p>
          </table:table-cell>
          <table:table-cell table:formula="of:=[.G14]/5000000" office:value-type="float" office:value="2.01526789356428">
            <text:p>2.02</text:p>
          </table:table-cell>
          <table:table-cell table:style-name="ce2" table:formula="of:=15-[.H14]" office:value-type="float" office:value="12.9847321064357">
            <text:p>12.985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4]" office:value-type="float" office:value="337810">
            <text:p>3.38E+005</text:p>
          </table:table-cell>
          <table:table-cell table:style-name="ce1" table:formula="of:=[.D14]" office:value-type="float" office:value="1663.75">
            <text:p>1.66E+003</text:p>
          </table:table-cell>
          <table:table-cell table:style-name="ce1" table:formula="of:=[.E14]" office:value-type="float" office:value="0.001672">
            <text:p>1.67E-003</text:p>
          </table:table-cell>
          <table:table-cell table:style-name="ce4" office:value-type="float" office:value="0.04">
            <text:p>0.04000000</text:p>
          </table:table-cell>
          <table:table-cell table:style-name="ce5" table:formula="of:=[.C15]/([.F15]-[.E15])-[.D15]/([.F15]*[.F15])" office:value-type="float" office:value="7773817.28109998">
            <text:p>7773817.3</text:p>
          </table:table-cell>
          <table:table-cell table:formula="of:=[.G15]/5000000" office:value-type="float" office:value="1.55476345622">
            <text:p>1.55</text:p>
          </table:table-cell>
          <table:table-cell table:style-name="ce2" table:formula="of:=15-[.H15]" office:value-type="float" office:value="13.44523654378">
            <text:p>13.445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5]" office:value-type="float" office:value="337810">
            <text:p>3.38E+005</text:p>
          </table:table-cell>
          <table:table-cell table:style-name="ce1" table:formula="of:=[.D15]" office:value-type="float" office:value="1663.75">
            <text:p>1.66E+003</text:p>
          </table:table-cell>
          <table:table-cell table:style-name="ce1" table:formula="of:=[.E15]" office:value-type="float" office:value="0.001672">
            <text:p>1.67E-003</text:p>
          </table:table-cell>
          <table:table-cell table:style-name="ce4" office:value-type="float" office:value="0.05">
            <text:p>0.05000000</text:p>
          </table:table-cell>
          <table:table-cell table:style-name="ce5" table:formula="of:=[.C16]/([.F16]-[.E16])-[.D16]/([.F16]*[.F16])" office:value-type="float" office:value="6324443.7179275">
            <text:p>6324443.7</text:p>
          </table:table-cell>
          <table:table-cell table:formula="of:=[.G16]/5000000" office:value-type="float" office:value="1.2648887435855">
            <text:p>1.26</text:p>
          </table:table-cell>
          <table:table-cell table:style-name="ce2" table:formula="of:=15-[.H16]" office:value-type="float" office:value="13.7351112564145">
            <text:p>13.735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6]" office:value-type="float" office:value="337810">
            <text:p>3.38E+005</text:p>
          </table:table-cell>
          <table:table-cell table:style-name="ce1" table:formula="of:=[.D16]" office:value-type="float" office:value="1663.75">
            <text:p>1.66E+003</text:p>
          </table:table-cell>
          <table:table-cell table:style-name="ce1" table:formula="of:=[.E16]" office:value-type="float" office:value="0.001672">
            <text:p>1.67E-003</text:p>
          </table:table-cell>
          <table:table-cell table:style-name="ce4" office:value-type="float" office:value="0.06">
            <text:p>0.06000000</text:p>
          </table:table-cell>
          <table:table-cell table:style-name="ce5" table:formula="of:=[.C17]/([.F17]-[.E17])-[.D17]/([.F17]*[.F17])" office:value-type="float" office:value="5329405.30753288">
            <text:p>5329405.3</text:p>
          </table:table-cell>
          <table:table-cell table:formula="of:=[.G17]/5000000" office:value-type="float" office:value="1.06588106150658">
            <text:p>1.07</text:p>
          </table:table-cell>
          <table:table-cell table:style-name="ce2" table:formula="of:=15-[.H17]" office:value-type="float" office:value="13.9341189384934">
            <text:p>13.934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7]" office:value-type="float" office:value="337810">
            <text:p>3.38E+005</text:p>
          </table:table-cell>
          <table:table-cell table:style-name="ce1" table:formula="of:=[.D17]" office:value-type="float" office:value="1663.75">
            <text:p>1.66E+003</text:p>
          </table:table-cell>
          <table:table-cell table:style-name="ce1" table:formula="of:=[.E17]" office:value-type="float" office:value="0.001672">
            <text:p>1.67E-003</text:p>
          </table:table-cell>
          <table:table-cell table:style-name="ce4" office:value-type="float" office:value="0.07">
            <text:p>0.07000000</text:p>
          </table:table-cell>
          <table:table-cell table:style-name="ce5" table:formula="of:=[.C18]/([.F18]-[.E18])-[.D18]/([.F18]*[.F18])" office:value-type="float" office:value="4604406.02830525">
            <text:p>4604406.0</text:p>
          </table:table-cell>
          <table:table-cell table:formula="of:=[.G18]/5000000" office:value-type="float" office:value="0.920881205661049">
            <text:p>0.92</text:p>
          </table:table-cell>
          <table:table-cell table:style-name="ce2" table:formula="of:=15-[.H18]" office:value-type="float" office:value="14.079118794339">
            <text:p>14.079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8]" office:value-type="float" office:value="337810">
            <text:p>3.38E+005</text:p>
          </table:table-cell>
          <table:table-cell table:style-name="ce1" table:formula="of:=[.D18]" office:value-type="float" office:value="1663.75">
            <text:p>1.66E+003</text:p>
          </table:table-cell>
          <table:table-cell table:style-name="ce1" table:formula="of:=[.E18]" office:value-type="float" office:value="0.001672">
            <text:p>1.67E-003</text:p>
          </table:table-cell>
          <table:table-cell table:style-name="ce4" office:value-type="float" office:value="0.08">
            <text:p>0.08000000</text:p>
          </table:table-cell>
          <table:table-cell table:style-name="ce5" table:formula="of:=[.C19]/([.F19]-[.E19])-[.D19]/([.F19]*[.F19])" office:value-type="float" office:value="4052800.78244689">
            <text:p>4052800.8</text:p>
          </table:table-cell>
          <table:table-cell table:formula="of:=[.G19]/5000000" office:value-type="float" office:value="0.810560156489378">
            <text:p>0.81</text:p>
          </table:table-cell>
          <table:table-cell table:style-name="ce2" table:formula="of:=15-[.H19]" office:value-type="float" office:value="14.1894398435106">
            <text:p>14.189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9]" office:value-type="float" office:value="337810">
            <text:p>3.38E+005</text:p>
          </table:table-cell>
          <table:table-cell table:style-name="ce1" table:formula="of:=[.D19]" office:value-type="float" office:value="1663.75">
            <text:p>1.66E+003</text:p>
          </table:table-cell>
          <table:table-cell table:style-name="ce1" table:formula="of:=[.E19]" office:value-type="float" office:value="0.001672">
            <text:p>1.67E-003</text:p>
          </table:table-cell>
          <table:table-cell table:style-name="ce4" office:value-type="float" office:value="0.09">
            <text:p>0.09000000</text:p>
          </table:table-cell>
          <table:table-cell table:style-name="ce5" table:formula="of:=[.C20]/([.F20]-[.E20])-[.D20]/([.F20]*[.F20])" office:value-type="float" office:value="3619093.82928501">
            <text:p>3619093.8</text:p>
          </table:table-cell>
          <table:table-cell table:formula="of:=[.G20]/5000000" office:value-type="float" office:value="0.723818765857002">
            <text:p>0.72</text:p>
          </table:table-cell>
          <table:table-cell table:style-name="ce2" table:formula="of:=15-[.H20]" office:value-type="float" office:value="14.276181234143">
            <text:p>14.276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20]" office:value-type="float" office:value="337810">
            <text:p>3.38E+005</text:p>
          </table:table-cell>
          <table:table-cell table:style-name="ce1" table:formula="of:=[.D20]" office:value-type="float" office:value="1663.75">
            <text:p>1.66E+003</text:p>
          </table:table-cell>
          <table:table-cell table:style-name="ce1" table:formula="of:=[.E20]" office:value-type="float" office:value="0.001672">
            <text:p>1.67E-003</text:p>
          </table:table-cell>
          <table:table-cell table:style-name="ce4" office:value-type="float" office:value="0.1">
            <text:p>0.10000000</text:p>
          </table:table-cell>
          <table:table-cell table:style-name="ce5" table:formula="of:=[.C21]/([.F21]-[.E21])-[.D21]/([.F21]*[.F21])" office:value-type="float" office:value="3269167.26669921">
            <text:p>3269167.3</text:p>
          </table:table-cell>
          <table:table-cell table:formula="of:=[.G21]/5000000" office:value-type="float" office:value="0.653833453339842">
            <text:p>0.65</text:p>
          </table:table-cell>
          <table:table-cell table:style-name="ce2" table:formula="of:=15-[.H21]" office:value-type="float" office:value="14.3461665466602">
            <text:p>14.346</text:p>
          </table:table-cell>
          <table:table-cell table:number-columns-repeated="4"/>
        </table:table-row>
        <table:table-row table:style-name="ro2" table:number-rows-repeated="9">
          <table:table-cell/>
          <table:table-cell table:style-name="ce1" table:number-columns-repeated="5"/>
          <table:table-cell table:style-name="ce5"/>
          <table:table-cell/>
          <table:table-cell table:style-name="ce2"/>
          <table:table-cell table:number-columns-repeated="4"/>
        </table:table-row>
        <table:table-row table:style-name="ro2" table:number-rows-repeated="1048545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830" table:style-name="ta1" table:print="false">
        <table:table-column table:style-name="co1" table:number-columns-repeated="6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column table:style-name="co1" table:default-cell-style-name="ce2"/>
        <table:table-row table:style-name="ro2">
          <table:table-cell/>
          <table:table-cell table:style-name="ce1"/>
          <table:table-cell table:style-name="ce1" office:value-type="string">
            <text:p>nrT</text:p>
          </table:table-cell>
          <table:table-cell table:style-name="ce1" office:value-type="string">
            <text:p>ann</text:p>
          </table:table-cell>
          <table:table-cell table:style-name="ce1" office:value-type="string">
            <text:p>nb</text:p>
          </table:table-cell>
          <table:table-cell table:style-name="ce1" office:value-type="string">
            <text:p>V</text:p>
          </table:table-cell>
          <table:table-cell table:style-name="ce5" office:value-type="string">
            <text:p>p</text:p>
          </table:table-cell>
          <table:table-cell/>
          <table:table-cell table:style-name="ce2"/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B4]*[.B5]*[.B6]" office:value-type="float" office:value="0.0138776">
            <text:p>1.39E-002</text:p>
          </table:table-cell>
          <table:table-cell table:style-name="ce1" table:formula="of:=[.B2]*[.B4]*[.B4]" office:value-type="float" office:value="0">
            <text:p>0.00E+000</text:p>
          </table:table-cell>
          <table:table-cell table:style-name="ce1" table:formula="of:=[.B4]*[.B3]" office:value-type="float" office:value="0.00001672">
            <text:p>1.67E-005</text:p>
          </table:table-cell>
          <table:table-cell table:style-name="ce1" table:formula="of:=[.F3]*10^(([.L2]-1)/10)" office:value-type="float" office:value="0.00203235701093622">
            <text:p>2.03E-003</text:p>
          </table:table-cell>
          <table:table-cell table:style-name="ce5" table:formula="of:=[.C3]/([.F2]-[.E3])-[.D3]/([.F2]*[.F2])" office:value-type="float" office:value="648644690.149733">
            <text:p>648644690.1</text:p>
          </table:table-cell>
          <table:table-cell table:formula="of:=[.G2]/5000000" office:value-type="float" office:value="129.728938029947">
            <text:p>129.73</text:p>
          </table:table-cell>
          <table:table-cell table:style-name="ce2" table:formula="of:=15-[.H2]" office:value-type="float" office:value="-114.728938029947">
            <text:p>-114.729</text:p>
          </table:table-cell>
          <table:table-cell table:number-columns-repeated="2"/>
          <table:table-cell office:value-type="float" office:value="4.08">
            <text:p>4.080</text:p>
          </table:table-cell>
        </table:table-row>
        <table:table-row table:style-name="ro2">
          <table:table-cell office:value-type="string">
            <text:p>a</text:p>
          </table:table-cell>
          <table:table-cell table:style-name="ce1" office:value-type="float" office:value="0.55">
            <text:p>5.50E-001</text:p>
          </table:table-cell>
          <table:table-cell table:style-name="ce1" table:formula="of:=[.B5]*[.B6]*[.B7]" office:value-type="float" office:value="378895">
            <text:p>3.79E+005</text:p>
          </table:table-cell>
          <table:table-cell table:style-name="ce1" table:formula="of:=[.B3]*[.B5]*[.B5]" office:value-type="float" office:value="1663.75">
            <text:p>1.66E+003</text:p>
          </table:table-cell>
          <table:table-cell table:style-name="ce1" table:formula="of:=[.B5]*[.B4]" office:value-type="float" office:value="0.001672">
            <text:p>1.67E-003</text:p>
          </table:table-cell>
          <table:table-cell table:style-name="ce4" office:value-type="float" office:value="0.001">
            <text:p>0.00100000</text:p>
          </table:table-cell>
          <table:table-cell table:style-name="ce5" table:formula="of:=[.C3]/([.F3]-[.E3])-[.D3]/([.F3]*[.F3])" office:value-type="float" office:value="-2227581845.2381">
            <text:p>-2227581845.2</text:p>
          </table:table-cell>
          <table:table-cell table:formula="of:=[.G3]/5000000" office:value-type="float" office:value="-445.516369047619">
            <text:p>-445.52</text:p>
          </table:table-cell>
          <table:table-cell table:style-name="ce2" table:formula="of:=15-[.H3]" office:value-type="float" office:value="460.516369047619">
            <text:p>460.516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2">
          <table:table-cell office:value-type="string">
            <text:p>b</text:p>
          </table:table-cell>
          <table:table-cell table:style-name="ce1" office:value-type="float" office:value="0.0000304">
            <text:p>3.04E-005</text:p>
          </table:table-cell>
          <table:table-cell table:style-name="ce1" table:formula="of:=[.C3]" office:value-type="float" office:value="378895">
            <text:p>3.79E+005</text:p>
          </table:table-cell>
          <table:table-cell table:style-name="ce1" table:formula="of:=[.D3]" office:value-type="float" office:value="1663.75">
            <text:p>1.66E+003</text:p>
          </table:table-cell>
          <table:table-cell table:style-name="ce1" table:formula="of:=[.E3]" office:value-type="float" office:value="0.001672">
            <text:p>1.67E-003</text:p>
          </table:table-cell>
          <table:table-cell table:style-name="ce4" office:value-type="float" office:value="0.00258">
            <text:p>0.00258000</text:p>
          </table:table-cell>
          <table:table-cell table:style-name="ce5" table:formula="of:=[.C4]/([.F4]-[.E4])-[.D4]/([.F4]*[.F4])" office:value-type="float" office:value="167337823.26545">
            <text:p>167337823.3</text:p>
          </table:table-cell>
          <table:table-cell table:formula="of:=[.G4]/5000000" office:value-type="float" office:value="33.46756465309">
            <text:p>33.47</text:p>
          </table:table-cell>
          <table:table-cell table:style-name="ce2" table:formula="of:=15-[.H4]" office:value-type="float" office:value="-18.46756465309">
            <text:p>-18.468</text:p>
          </table:table-cell>
          <table:table-cell office:value-type="float" office:value="373">
            <text:p>373</text:p>
          </table:table-cell>
          <table:table-cell table:number-columns-repeated="2"/>
        </table:table-row>
        <table:table-row table:style-name="ro2">
          <table:table-cell office:value-type="string">
            <text:p>n</text:p>
          </table:table-cell>
          <table:table-cell table:style-name="ce1" office:value-type="float" office:value="55">
            <text:p>5.50E+001</text:p>
          </table:table-cell>
          <table:table-cell table:style-name="ce1" table:formula="of:=[.C4]" office:value-type="float" office:value="378895">
            <text:p>3.79E+005</text:p>
          </table:table-cell>
          <table:table-cell table:style-name="ce1" table:formula="of:=[.D4]" office:value-type="float" office:value="1663.75">
            <text:p>1.66E+003</text:p>
          </table:table-cell>
          <table:table-cell table:style-name="ce1" table:formula="of:=[.E4]" office:value-type="float" office:value="0.001672">
            <text:p>1.67E-003</text:p>
          </table:table-cell>
          <table:table-cell table:style-name="ce4" office:value-type="float" office:value="0.0034">
            <text:p>0.00340000</text:p>
          </table:table-cell>
          <table:table-cell table:style-name="ce5" table:formula="of:=[.C5]/([.F5]-[.E5])-[.D5]/([.F5]*[.F5])" office:value-type="float" office:value="75344929.434192">
            <text:p>75344929.4</text:p>
          </table:table-cell>
          <table:table-cell table:formula="of:=[.G5]/5000000" office:value-type="float" office:value="15.0689858868384">
            <text:p>15.07</text:p>
          </table:table-cell>
          <table:table-cell table:style-name="ce2" table:formula="of:=15-[.H5]" office:value-type="float" office:value="-0.0689858868383997">
            <text:p>-0.069</text:p>
          </table:table-cell>
          <table:table-cell office:value-type="float" office:value="465">
            <text:p>465</text:p>
          </table:table-cell>
          <table:table-cell table:number-columns-repeated="2"/>
        </table:table-row>
        <table:table-row table:style-name="ro2">
          <table:table-cell office:value-type="string">
            <text:p>R</text:p>
          </table:table-cell>
          <table:table-cell table:style-name="ce1" office:value-type="float" office:value="8.3">
            <text:p>8.30E+000</text:p>
          </table:table-cell>
          <table:table-cell table:style-name="ce1" table:formula="of:=[.C5]" office:value-type="float" office:value="378895">
            <text:p>3.79E+005</text:p>
          </table:table-cell>
          <table:table-cell table:style-name="ce1" table:formula="of:=[.D5]" office:value-type="float" office:value="1663.75">
            <text:p>1.66E+003</text:p>
          </table:table-cell>
          <table:table-cell table:style-name="ce1" table:formula="of:=[.E5]" office:value-type="float" office:value="0.001672">
            <text:p>1.67E-003</text:p>
          </table:table-cell>
          <table:table-cell table:style-name="ce4" office:value-type="float" office:value="0.004">
            <text:p>0.00400000</text:p>
          </table:table-cell>
          <table:table-cell table:style-name="ce5" table:formula="of:=[.C6]/([.F6]-[.E6])-[.D6]/([.F6]*[.F6])" office:value-type="float" office:value="58771209.1924399">
            <text:p>58771209.2</text:p>
          </table:table-cell>
          <table:table-cell table:formula="of:=[.G6]/5000000" office:value-type="float" office:value="11.754241838488">
            <text:p>11.75</text:p>
          </table:table-cell>
          <table:table-cell table:style-name="ce2" table:formula="of:=15-[.H6]" office:value-type="float" office:value="3.24575816151203">
            <text:p>3.246</text:p>
          </table:table-cell>
          <table:table-cell office:value-type="float" office:value="555">
            <text:p>555</text:p>
          </table:table-cell>
          <table:table-cell table:number-columns-repeated="2"/>
        </table:table-row>
        <table:table-row table:style-name="ro2">
          <table:table-cell office:value-type="string">
            <text:p>T</text:p>
          </table:table-cell>
          <table:table-cell table:style-name="ce1" office:value-type="float" office:value="830">
            <text:p>8.30E+002</text:p>
          </table:table-cell>
          <table:table-cell table:style-name="ce1" table:formula="of:=[.C6]" office:value-type="float" office:value="378895">
            <text:p>3.79E+005</text:p>
          </table:table-cell>
          <table:table-cell table:style-name="ce1" table:formula="of:=[.D6]" office:value-type="float" office:value="1663.75">
            <text:p>1.66E+003</text:p>
          </table:table-cell>
          <table:table-cell table:style-name="ce1" table:formula="of:=[.E6]" office:value-type="float" office:value="0.001672">
            <text:p>1.67E-003</text:p>
          </table:table-cell>
          <table:table-cell table:style-name="ce4" office:value-type="float" office:value="0.005">
            <text:p>0.00500000</text:p>
          </table:table-cell>
          <table:table-cell table:style-name="ce5" table:formula="of:=[.C7]/([.F7]-[.E7])-[.D7]/([.F7]*[.F7])" office:value-type="float" office:value="47300661.0576923">
            <text:p>47300661.1</text:p>
          </table:table-cell>
          <table:table-cell table:formula="of:=[.G7]/5000000" office:value-type="float" office:value="9.46013221153846">
            <text:p>9.46</text:p>
          </table:table-cell>
          <table:table-cell table:style-name="ce2" table:formula="of:=15-[.H7]" office:value-type="float" office:value="5.53986778846154">
            <text:p>5.540</text:p>
          </table:table-cell>
          <table:table-cell office:value-type="float" office:value="647">
            <text:p>647</text:p>
          </table:table-cell>
          <table:table-cell table:number-columns-repeated="2"/>
        </table:table-row>
        <table:table-row table:style-name="ro2">
          <table:table-cell/>
          <table:table-cell table:style-name="ce1"/>
          <table:table-cell table:style-name="ce1" table:formula="of:=[.C7]" office:value-type="float" office:value="378895">
            <text:p>3.79E+005</text:p>
          </table:table-cell>
          <table:table-cell table:style-name="ce1" table:formula="of:=[.D7]" office:value-type="float" office:value="1663.75">
            <text:p>1.66E+003</text:p>
          </table:table-cell>
          <table:table-cell table:style-name="ce1" table:formula="of:=[.E7]" office:value-type="float" office:value="0.001672">
            <text:p>1.67E-003</text:p>
          </table:table-cell>
          <table:table-cell table:style-name="ce4" office:value-type="float" office:value="0.006">
            <text:p>0.00600000</text:p>
          </table:table-cell>
          <table:table-cell table:style-name="ce5" table:formula="of:=[.C8]/([.F8]-[.E8])-[.D8]/([.F8]*[.F8])" office:value-type="float" office:value="41329777.6750873">
            <text:p>41329777.7</text:p>
          </table:table-cell>
          <table:table-cell table:formula="of:=[.G8]/5000000" office:value-type="float" office:value="8.26595553501746">
            <text:p>8.27</text:p>
          </table:table-cell>
          <table:table-cell table:style-name="ce2" table:formula="of:=15-[.H8]" office:value-type="float" office:value="6.73404446498254">
            <text:p>6.734</text:p>
          </table:table-cell>
          <table:table-cell office:value-type="float" office:value="740">
            <text:p>740</text:p>
          </table:table-cell>
          <table:table-cell table:number-columns-repeated="2"/>
        </table:table-row>
        <table:table-row table:style-name="ro2">
          <table:table-cell/>
          <table:table-cell table:style-name="ce1"/>
          <table:table-cell table:style-name="ce1" table:formula="of:=[.C8]" office:value-type="float" office:value="378895">
            <text:p>3.79E+005</text:p>
          </table:table-cell>
          <table:table-cell table:style-name="ce1" table:formula="of:=[.D8]" office:value-type="float" office:value="1663.75">
            <text:p>1.66E+003</text:p>
          </table:table-cell>
          <table:table-cell table:style-name="ce1" table:formula="of:=[.E8]" office:value-type="float" office:value="0.001672">
            <text:p>1.67E-003</text:p>
          </table:table-cell>
          <table:table-cell table:style-name="ce4" office:value-type="float" office:value="0.007">
            <text:p>0.00700000</text:p>
          </table:table-cell>
          <table:table-cell table:style-name="ce5" table:formula="of:=[.C9]/([.F9]-[.E9])-[.D9]/([.F9]*[.F9])" office:value-type="float" office:value="37159844.7937734">
            <text:p>37159844.8</text:p>
          </table:table-cell>
          <table:table-cell table:formula="of:=[.G9]/5000000" office:value-type="float" office:value="7.43196895875468">
            <text:p>7.43</text:p>
          </table:table-cell>
          <table:table-cell table:style-name="ce2" table:formula="of:=15-[.H9]" office:value-type="float" office:value="7.56803104124533">
            <text:p>7.568</text:p>
          </table:table-cell>
          <table:table-cell office:value-type="float" office:value="830">
            <text:p>83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table:formula="of:=[.C9]" office:value-type="float" office:value="378895">
            <text:p>3.79E+005</text:p>
          </table:table-cell>
          <table:table-cell table:style-name="ce1" table:formula="of:=[.D9]" office:value-type="float" office:value="1663.75">
            <text:p>1.66E+003</text:p>
          </table:table-cell>
          <table:table-cell table:style-name="ce1" table:formula="of:=[.E9]" office:value-type="float" office:value="0.001672">
            <text:p>1.67E-003</text:p>
          </table:table-cell>
          <table:table-cell table:style-name="ce4" office:value-type="float" office:value="0.008">
            <text:p>0.00800000</text:p>
          </table:table-cell>
          <table:table-cell table:style-name="ce5" table:formula="of:=[.C10]/([.F10]-[.E10])-[.D10]/([.F10]*[.F10])" office:value-type="float" office:value="33879854.4168774">
            <text:p>33879854.4</text:p>
          </table:table-cell>
          <table:table-cell table:formula="of:=[.G10]/5000000" office:value-type="float" office:value="6.77597088337548">
            <text:p>6.78</text:p>
          </table:table-cell>
          <table:table-cell table:style-name="ce2" table:formula="of:=15-[.H10]" office:value-type="float" office:value="8.22402911662453">
            <text:p>8.224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10]" office:value-type="float" office:value="378895">
            <text:p>3.79E+005</text:p>
          </table:table-cell>
          <table:table-cell table:style-name="ce1" table:formula="of:=[.D10]" office:value-type="float" office:value="1663.75">
            <text:p>1.66E+003</text:p>
          </table:table-cell>
          <table:table-cell table:style-name="ce1" table:formula="of:=[.E10]" office:value-type="float" office:value="0.001672">
            <text:p>1.67E-003</text:p>
          </table:table-cell>
          <table:table-cell table:style-name="ce4" office:value-type="float" office:value="0.009">
            <text:p>0.00900000</text:p>
          </table:table-cell>
          <table:table-cell table:style-name="ce5" table:formula="of:=[.C11]/([.F11]-[.E11])-[.D11]/([.F11]*[.F11])" office:value-type="float" office:value="31164980.2550003">
            <text:p>31164980.3</text:p>
          </table:table-cell>
          <table:table-cell table:formula="of:=[.G11]/5000000" office:value-type="float" office:value="6.23299605100005">
            <text:p>6.23</text:p>
          </table:table-cell>
          <table:table-cell table:style-name="ce2" table:formula="of:=15-[.H11]" office:value-type="float" office:value="8.76700394899995">
            <text:p>8.767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11]" office:value-type="float" office:value="378895">
            <text:p>3.79E+005</text:p>
          </table:table-cell>
          <table:table-cell table:style-name="ce1" table:formula="of:=[.D11]" office:value-type="float" office:value="1663.75">
            <text:p>1.66E+003</text:p>
          </table:table-cell>
          <table:table-cell table:style-name="ce1" table:formula="of:=[.E11]" office:value-type="float" office:value="0.001672">
            <text:p>1.67E-003</text:p>
          </table:table-cell>
          <table:table-cell table:style-name="ce4" office:value-type="float" office:value="0.01">
            <text:p>0.01000000</text:p>
          </table:table-cell>
          <table:table-cell table:style-name="ce5" table:formula="of:=[.C12]/([.F12]-[.E12])-[.D12]/([.F12]*[.F12])" office:value-type="float" office:value="28859017.7713737">
            <text:p>28859017.8</text:p>
          </table:table-cell>
          <table:table-cell table:formula="of:=[.G12]/5000000" office:value-type="float" office:value="5.77180355427474">
            <text:p>5.77</text:p>
          </table:table-cell>
          <table:table-cell table:style-name="ce2" table:formula="of:=15-[.H12]" office:value-type="float" office:value="9.22819644572526">
            <text:p>9.228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12]" office:value-type="float" office:value="378895">
            <text:p>3.79E+005</text:p>
          </table:table-cell>
          <table:table-cell table:style-name="ce1" table:formula="of:=[.D12]" office:value-type="float" office:value="1663.75">
            <text:p>1.66E+003</text:p>
          </table:table-cell>
          <table:table-cell table:style-name="ce1" table:formula="of:=[.E12]" office:value-type="float" office:value="0.001672">
            <text:p>1.67E-003</text:p>
          </table:table-cell>
          <table:table-cell table:style-name="ce4" office:value-type="float" office:value="0.02">
            <text:p>0.02000000</text:p>
          </table:table-cell>
          <table:table-cell table:style-name="ce5" table:formula="of:=[.C13]/([.F13]-[.E13])-[.D13]/([.F13]*[.F13])" office:value-type="float" office:value="16513638.9676997">
            <text:p>16513639.0</text:p>
          </table:table-cell>
          <table:table-cell table:formula="of:=[.G13]/5000000" office:value-type="float" office:value="3.30272779353994">
            <text:p>3.3</text:p>
          </table:table-cell>
          <table:table-cell table:style-name="ce2" table:formula="of:=15-[.H13]" office:value-type="float" office:value="11.6972722064601">
            <text:p>11.697</text:p>
          </table:table-cell>
          <table:table-cell table:number-columns-repeated="2"/>
          <table:table-cell table:formula="of:=258/175" office:value-type="float" office:value="1.47428571428571">
            <text:p>1.474</text:p>
          </table:table-cell>
        </table:table-row>
        <table:table-row table:style-name="ro2">
          <table:table-cell/>
          <table:table-cell table:style-name="ce1"/>
          <table:table-cell table:style-name="ce1" table:formula="of:=[.C13]" office:value-type="float" office:value="378895">
            <text:p>3.79E+005</text:p>
          </table:table-cell>
          <table:table-cell table:style-name="ce1" table:formula="of:=[.D13]" office:value-type="float" office:value="1663.75">
            <text:p>1.66E+003</text:p>
          </table:table-cell>
          <table:table-cell table:style-name="ce1" table:formula="of:=[.E13]" office:value-type="float" office:value="0.001672">
            <text:p>1.67E-003</text:p>
          </table:table-cell>
          <table:table-cell table:style-name="ce4" office:value-type="float" office:value="0.03">
            <text:p>0.03000000</text:p>
          </table:table-cell>
          <table:table-cell table:style-name="ce5" table:formula="of:=[.C14]/([.F14]-[.E14])-[.D14]/([.F14]*[.F14])" office:value-type="float" office:value="11526671.2949889">
            <text:p>11526671.3</text:p>
          </table:table-cell>
          <table:table-cell table:formula="of:=[.G14]/5000000" office:value-type="float" office:value="2.30533425899777">
            <text:p>2.31</text:p>
          </table:table-cell>
          <table:table-cell table:style-name="ce2" table:formula="of:=15-[.H14]" office:value-type="float" office:value="12.6946657410022">
            <text:p>12.695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14]" office:value-type="float" office:value="378895">
            <text:p>3.79E+005</text:p>
          </table:table-cell>
          <table:table-cell table:style-name="ce1" table:formula="of:=[.D14]" office:value-type="float" office:value="1663.75">
            <text:p>1.66E+003</text:p>
          </table:table-cell>
          <table:table-cell table:style-name="ce1" table:formula="of:=[.E14]" office:value-type="float" office:value="0.001672">
            <text:p>1.67E-003</text:p>
          </table:table-cell>
          <table:table-cell table:style-name="ce4" office:value-type="float" office:value="0.04">
            <text:p>0.04000000</text:p>
          </table:table-cell>
          <table:table-cell table:style-name="ce5" table:formula="of:=[.C15]/([.F15]-[.E15])-[.D15]/([.F15]*[.F15])" office:value-type="float" office:value="8845749.02812565">
            <text:p>8845749.0</text:p>
          </table:table-cell>
          <table:table-cell table:formula="of:=[.G15]/5000000" office:value-type="float" office:value="1.76914980562513">
            <text:p>1.77</text:p>
          </table:table-cell>
          <table:table-cell table:style-name="ce2" table:formula="of:=15-[.H15]" office:value-type="float" office:value="13.2308501943749">
            <text:p>13.231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15]" office:value-type="float" office:value="378895">
            <text:p>3.79E+005</text:p>
          </table:table-cell>
          <table:table-cell table:style-name="ce1" table:formula="of:=[.D15]" office:value-type="float" office:value="1663.75">
            <text:p>1.66E+003</text:p>
          </table:table-cell>
          <table:table-cell table:style-name="ce1" table:formula="of:=[.E15]" office:value-type="float" office:value="0.001672">
            <text:p>1.67E-003</text:p>
          </table:table-cell>
          <table:table-cell table:style-name="ce4" office:value-type="float" office:value="0.05">
            <text:p>0.05000000</text:p>
          </table:table-cell>
          <table:table-cell table:style-name="ce5" table:formula="of:=[.C16]/([.F16]-[.E16])-[.D16]/([.F16]*[.F16])" office:value-type="float" office:value="7174572.00794571">
            <text:p>7174572.0</text:p>
          </table:table-cell>
          <table:table-cell table:formula="of:=[.G16]/5000000" office:value-type="float" office:value="1.43491440158914">
            <text:p>1.43</text:p>
          </table:table-cell>
          <table:table-cell table:style-name="ce2" table:formula="of:=15-[.H16]" office:value-type="float" office:value="13.5650855984109">
            <text:p>13.565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16]" office:value-type="float" office:value="378895">
            <text:p>3.79E+005</text:p>
          </table:table-cell>
          <table:table-cell table:style-name="ce1" table:formula="of:=[.D16]" office:value-type="float" office:value="1663.75">
            <text:p>1.66E+003</text:p>
          </table:table-cell>
          <table:table-cell table:style-name="ce1" table:formula="of:=[.E16]" office:value-type="float" office:value="0.001672">
            <text:p>1.67E-003</text:p>
          </table:table-cell>
          <table:table-cell table:style-name="ce4" office:value-type="float" office:value="0.06">
            <text:p>0.06000000</text:p>
          </table:table-cell>
          <table:table-cell table:style-name="ce5" table:formula="of:=[.C17]/([.F17]-[.E17])-[.D17]/([.F17]*[.F17])" office:value-type="float" office:value="6033783.99358418">
            <text:p>6033784.0</text:p>
          </table:table-cell>
          <table:table-cell table:formula="of:=[.G17]/5000000" office:value-type="float" office:value="1.20675679871684">
            <text:p>1.21</text:p>
          </table:table-cell>
          <table:table-cell table:style-name="ce2" table:formula="of:=15-[.H17]" office:value-type="float" office:value="13.7932432012832">
            <text:p>13.793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17]" office:value-type="float" office:value="378895">
            <text:p>3.79E+005</text:p>
          </table:table-cell>
          <table:table-cell table:style-name="ce1" table:formula="of:=[.D17]" office:value-type="float" office:value="1663.75">
            <text:p>1.66E+003</text:p>
          </table:table-cell>
          <table:table-cell table:style-name="ce1" table:formula="of:=[.E17]" office:value-type="float" office:value="0.001672">
            <text:p>1.67E-003</text:p>
          </table:table-cell>
          <table:table-cell table:style-name="ce4" office:value-type="float" office:value="0.07">
            <text:p>0.07000000</text:p>
          </table:table-cell>
          <table:table-cell table:style-name="ce5" table:formula="of:=[.C18]/([.F18]-[.E18])-[.D18]/([.F18]*[.F18])" office:value-type="float" office:value="5205696.86076046">
            <text:p>5205696.9</text:p>
          </table:table-cell>
          <table:table-cell table:formula="of:=[.G18]/5000000" office:value-type="float" office:value="1.04113937215209">
            <text:p>1.04</text:p>
          </table:table-cell>
          <table:table-cell table:style-name="ce2" table:formula="of:=15-[.H18]" office:value-type="float" office:value="13.9588606278479">
            <text:p>13.959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18]" office:value-type="float" office:value="378895">
            <text:p>3.79E+005</text:p>
          </table:table-cell>
          <table:table-cell table:style-name="ce1" table:formula="of:=[.D18]" office:value-type="float" office:value="1663.75">
            <text:p>1.66E+003</text:p>
          </table:table-cell>
          <table:table-cell table:style-name="ce1" table:formula="of:=[.E18]" office:value-type="float" office:value="0.001672">
            <text:p>1.67E-003</text:p>
          </table:table-cell>
          <table:table-cell table:style-name="ce4" office:value-type="float" office:value="0.08">
            <text:p>0.08000000</text:p>
          </table:table-cell>
          <table:table-cell table:style-name="ce5" table:formula="of:=[.C19]/([.F19]-[.E19])-[.D19]/([.F19]*[.F19])" office:value-type="float" office:value="4577325.85649449">
            <text:p>4577325.9</text:p>
          </table:table-cell>
          <table:table-cell table:formula="of:=[.G19]/5000000" office:value-type="float" office:value="0.915465171298897">
            <text:p>0.92</text:p>
          </table:table-cell>
          <table:table-cell table:style-name="ce2" table:formula="of:=15-[.H19]" office:value-type="float" office:value="14.0845348287011">
            <text:p>14.085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19]" office:value-type="float" office:value="378895">
            <text:p>3.79E+005</text:p>
          </table:table-cell>
          <table:table-cell table:style-name="ce1" table:formula="of:=[.D19]" office:value-type="float" office:value="1663.75">
            <text:p>1.66E+003</text:p>
          </table:table-cell>
          <table:table-cell table:style-name="ce1" table:formula="of:=[.E19]" office:value-type="float" office:value="0.001672">
            <text:p>1.67E-003</text:p>
          </table:table-cell>
          <table:table-cell table:style-name="ce4" office:value-type="float" office:value="0.09">
            <text:p>0.09000000</text:p>
          </table:table-cell>
          <table:table-cell table:style-name="ce5" table:formula="of:=[.C20]/([.F20]-[.E20])-[.D20]/([.F20]*[.F20])" office:value-type="float" office:value="4084235.12083469">
            <text:p>4084235.1</text:p>
          </table:table-cell>
          <table:table-cell table:formula="of:=[.G20]/5000000" office:value-type="float" office:value="0.816847024166938">
            <text:p>0.82</text:p>
          </table:table-cell>
          <table:table-cell table:style-name="ce2" table:formula="of:=15-[.H20]" office:value-type="float" office:value="14.1831529758331">
            <text:p>14.183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20]" office:value-type="float" office:value="378895">
            <text:p>3.79E+005</text:p>
          </table:table-cell>
          <table:table-cell table:style-name="ce1" table:formula="of:=[.D20]" office:value-type="float" office:value="1663.75">
            <text:p>1.66E+003</text:p>
          </table:table-cell>
          <table:table-cell table:style-name="ce1" table:formula="of:=[.E20]" office:value-type="float" office:value="0.001672">
            <text:p>1.67E-003</text:p>
          </table:table-cell>
          <table:table-cell table:style-name="ce4" office:value-type="float" office:value="0.1">
            <text:p>0.10000000</text:p>
          </table:table-cell>
          <table:table-cell table:style-name="ce5" table:formula="of:=[.C21]/([.F21]-[.E21])-[.D21]/([.F21]*[.F21])" office:value-type="float" office:value="3687003.48832479">
            <text:p>3687003.5</text:p>
          </table:table-cell>
          <table:table-cell table:formula="of:=[.G21]/5000000" office:value-type="float" office:value="0.737400697664958">
            <text:p>0.74</text:p>
          </table:table-cell>
          <table:table-cell table:style-name="ce2" table:formula="of:=15-[.H21]" office:value-type="float" office:value="14.262599302335">
            <text:p>14.263</text:p>
          </table:table-cell>
          <table:table-cell table:number-columns-repeated="3"/>
        </table:table-row>
        <table:table-row table:style-name="ro2" table:number-rows-repeated="9">
          <table:table-cell/>
          <table:table-cell table:style-name="ce1" table:number-columns-repeated="5"/>
          <table:table-cell table:style-name="ce5"/>
          <table:table-cell/>
          <table:table-cell table:style-name="ce2"/>
          <table:table-cell table:number-columns-repeated="3"/>
        </table:table-row>
        <table:table-row table:style-name="ro2" table:number-rows-repeated="1048545">
          <table:table-cell table:number-columns-repeated="12"/>
        </table:table-row>
        <table:table-row table:style-name="ro2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0" number:min-integer-digits="3"/>
    </number:number-style>
    <number:number-style style:name="N120">
      <number:number number:decimal-places="7" number:min-integer-digits="1"/>
    </number:number-style>
    <number:number-style style:name="N121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9">04/19/2010</text:date>, <text:time>19:1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chultheiss </meta:initial-creator>
    <meta:creation-date>2009-11-16T15:36:40</meta:creation-date>
    <dc:date>2010-04-19T19:12:37</dc:date>
    <dc:creator>schultheiss </dc:creator>
    <meta:editing-duration>PT04H55M50S</meta:editing-duration>
    <meta:editing-cycles>13</meta:editing-cycles>
    <meta:generator>OpenOffice.org/3.1$Unix OpenOffice.org_project/310m19$Build-9420</meta:generator>
    <meta:document-statistic meta:table-count="7" meta:cell-count="1085" meta:object-count="0"/>
  </office:meta>
</office:document-meta>
</file>